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91cm" style:rel-column-width="9988*"/>
    </style:style>
    <style:style style:name="Tabela1.B" style:family="table-column">
      <style:table-column-properties style:column-width="14.409cm" style:rel-column-width="5554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1.25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91cm" style:rel-column-width="9988*"/>
    </style:style>
    <style:style style:name="Tabela2.B" style:family="table-column">
      <style:table-column-properties style:column-width="14.409cm" style:rel-column-width="5554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1.254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1cm" style:rel-column-width="9988*"/>
    </style:style>
    <style:style style:name="Tabela3.B" style:family="table-column">
      <style:table-column-properties style:column-width="14.409cm" style:rel-column-width="5554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10" style:family="table-row">
      <style:table-row-properties style:min-row-height="1.25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1cm" style:rel-column-width="9988*"/>
    </style:style>
    <style:style style:name="Tabela4.B" style:family="table-column">
      <style:table-column-properties style:column-width="14.409cm" style:rel-column-width="5554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10" style:family="table-row">
      <style:table-row-properties style:min-row-height="1.254cm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91cm" style:rel-column-width="9988*"/>
    </style:style>
    <style:style style:name="Tabela5.B" style:family="table-column">
      <style:table-column-properties style:column-width="14.409cm" style:rel-column-width="55547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10" style:family="table-row">
      <style:table-row-properties style:min-row-height="1.254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91cm" style:rel-column-width="9988*"/>
    </style:style>
    <style:style style:name="Tabela6.B" style:family="table-column">
      <style:table-column-properties style:column-width="14.409cm" style:rel-column-width="5554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10" style:family="table-row">
      <style:table-row-properties style:min-row-height="1.254cm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91cm" style:rel-column-width="9988*"/>
    </style:style>
    <style:style style:name="Tabela7.B" style:family="table-column">
      <style:table-column-properties style:column-width="14.409cm" style:rel-column-width="5554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10" style:family="table-row">
      <style:table-row-properties style:min-row-height="1.254cm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591cm" style:rel-column-width="9988*"/>
    </style:style>
    <style:style style:name="Tabela8.B" style:family="table-column">
      <style:table-column-properties style:column-width="14.409cm" style:rel-column-width="55547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10" style:family="table-row">
      <style:table-row-properties style:min-row-height="1.254cm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589cm" style:rel-column-width="9981*"/>
    </style:style>
    <style:style style:name="Tabela9.B" style:family="table-column">
      <style:table-column-properties style:column-width="14.411cm" style:rel-column-width="55554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.10" style:family="table-row">
      <style:table-row-properties style:min-row-height="1.254cm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591cm" style:rel-column-width="9988*"/>
    </style:style>
    <style:style style:name="Tabela10.B" style:family="table-column">
      <style:table-column-properties style:column-width="14.409cm" style:rel-column-width="55547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.10" style:family="table-row">
      <style:table-row-properties style:min-row-height="1.254cm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591cm" style:rel-column-width="9988*"/>
    </style:style>
    <style:style style:name="Tabela11.B" style:family="table-column">
      <style:table-column-properties style:column-width="14.409cm" style:rel-column-width="55547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.10" style:family="table-row">
      <style:table-row-properties style:min-row-height="1.254cm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591cm" style:rel-column-width="9988*"/>
    </style:style>
    <style:style style:name="Tabela12.B" style:family="table-column">
      <style:table-column-properties style:column-width="14.409cm" style:rel-column-width="55547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10" style:family="table-row">
      <style:table-row-properties style:min-row-height="1.254cm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591cm" style:rel-column-width="9988*"/>
    </style:style>
    <style:style style:name="Tabela13.B" style:family="table-column">
      <style:table-column-properties style:column-width="14.409cm" style:rel-column-width="55547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10" style:family="table-row">
      <style:table-row-properties style:min-row-height="1.254cm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591cm" style:rel-column-width="9988*"/>
    </style:style>
    <style:style style:name="Tabela14.B" style:family="table-column">
      <style:table-column-properties style:column-width="14.409cm" style:rel-column-width="55547*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B1" style:family="table-cell">
      <style:table-cell-properties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.10" style:family="table-row">
      <style:table-row-properties style:min-row-height="1.254cm"/>
    </style:style>
    <style:style style:name="P1" style:family="paragraph" style:parent-style-name="Standard">
      <style:text-properties officeooo:rsid="00142ce1" officeooo:paragraph-rsid="00169ca8"/>
    </style:style>
    <style:style style:name="P2" style:family="paragraph" style:parent-style-name="Standard">
      <style:text-properties officeooo:rsid="00142ce1" officeooo:paragraph-rsid="00181830"/>
    </style:style>
    <style:style style:name="P3" style:family="paragraph" style:parent-style-name="Standard">
      <style:text-properties officeooo:rsid="00142ce1" officeooo:paragraph-rsid="00238c00"/>
    </style:style>
    <style:style style:name="P4" style:family="paragraph" style:parent-style-name="Standard">
      <style:text-properties officeooo:rsid="00142ce1" officeooo:paragraph-rsid="00261d20"/>
    </style:style>
    <style:style style:name="P5" style:family="paragraph" style:parent-style-name="Standard">
      <style:text-properties officeooo:rsid="00142ce1" officeooo:paragraph-rsid="00275330"/>
    </style:style>
    <style:style style:name="P6" style:family="paragraph" style:parent-style-name="Standard">
      <style:text-properties officeooo:rsid="00142ce1" officeooo:paragraph-rsid="00296257"/>
    </style:style>
    <style:style style:name="P7" style:family="paragraph" style:parent-style-name="Standard">
      <style:text-properties officeooo:rsid="00142ce1" officeooo:paragraph-rsid="0029f8ce"/>
    </style:style>
    <style:style style:name="P8" style:family="paragraph" style:parent-style-name="Standard">
      <style:text-properties officeooo:rsid="00142ce1" officeooo:paragraph-rsid="002cda0e"/>
    </style:style>
    <style:style style:name="P9" style:family="paragraph" style:parent-style-name="Standard">
      <style:text-properties officeooo:rsid="00142ce1" officeooo:paragraph-rsid="002d3ccb"/>
    </style:style>
    <style:style style:name="P10" style:family="paragraph" style:parent-style-name="Standard">
      <style:text-properties officeooo:rsid="00142ce1" officeooo:paragraph-rsid="002f3729"/>
    </style:style>
    <style:style style:name="P11" style:family="paragraph" style:parent-style-name="Standard">
      <style:text-properties officeooo:paragraph-rsid="00169ca8"/>
    </style:style>
    <style:style style:name="P12" style:family="paragraph" style:parent-style-name="Table_20_Contents">
      <style:text-properties officeooo:paragraph-rsid="00169ca8"/>
    </style:style>
    <style:style style:name="P13" style:family="paragraph" style:parent-style-name="Table_20_Contents">
      <style:text-properties officeooo:rsid="000f10b0" officeooo:paragraph-rsid="000f10b0"/>
    </style:style>
    <style:style style:name="P14" style:family="paragraph" style:parent-style-name="Table_20_Contents">
      <style:text-properties officeooo:rsid="000f10b0" officeooo:paragraph-rsid="00169ca8"/>
    </style:style>
    <style:style style:name="P15" style:family="paragraph" style:parent-style-name="Table_20_Contents">
      <style:text-properties officeooo:rsid="000f10b0" officeooo:paragraph-rsid="00181830"/>
    </style:style>
    <style:style style:name="P16" style:family="paragraph" style:parent-style-name="Table_20_Contents">
      <style:text-properties officeooo:rsid="000f10b0" officeooo:paragraph-rsid="00238c00"/>
    </style:style>
    <style:style style:name="P17" style:family="paragraph" style:parent-style-name="Table_20_Contents">
      <style:text-properties officeooo:rsid="000f10b0" officeooo:paragraph-rsid="00261d20"/>
    </style:style>
    <style:style style:name="P18" style:family="paragraph" style:parent-style-name="Table_20_Contents">
      <style:text-properties officeooo:rsid="000f10b0" officeooo:paragraph-rsid="00275330"/>
    </style:style>
    <style:style style:name="P19" style:family="paragraph" style:parent-style-name="Table_20_Contents">
      <style:text-properties officeooo:rsid="000f10b0" officeooo:paragraph-rsid="00296257"/>
    </style:style>
    <style:style style:name="P20" style:family="paragraph" style:parent-style-name="Table_20_Contents">
      <style:text-properties officeooo:rsid="000f10b0" officeooo:paragraph-rsid="0029f8ce"/>
    </style:style>
    <style:style style:name="P21" style:family="paragraph" style:parent-style-name="Table_20_Contents">
      <style:text-properties officeooo:rsid="000f10b0" officeooo:paragraph-rsid="002cda0e"/>
    </style:style>
    <style:style style:name="P22" style:family="paragraph" style:parent-style-name="Table_20_Contents">
      <style:text-properties officeooo:rsid="000f10b0" officeooo:paragraph-rsid="002d3ccb"/>
    </style:style>
    <style:style style:name="P23" style:family="paragraph" style:parent-style-name="Table_20_Contents">
      <style:text-properties officeooo:rsid="000f10b0" officeooo:paragraph-rsid="002f3729"/>
    </style:style>
    <style:style style:name="P24" style:family="paragraph" style:parent-style-name="Table_20_Contents">
      <style:text-properties officeooo:rsid="000f491b" officeooo:paragraph-rsid="000f491b"/>
    </style:style>
    <style:style style:name="P25" style:family="paragraph" style:parent-style-name="Table_20_Contents">
      <style:text-properties officeooo:rsid="0011196a" officeooo:paragraph-rsid="0011196a"/>
    </style:style>
    <style:style style:name="P26" style:family="paragraph" style:parent-style-name="Table_20_Contents">
      <style:text-properties officeooo:rsid="00152d6b" officeooo:paragraph-rsid="00152d6b"/>
    </style:style>
    <style:style style:name="P27" style:family="paragraph" style:parent-style-name="Table_20_Contents">
      <style:text-properties officeooo:rsid="00152d6b" officeooo:paragraph-rsid="00169ca8"/>
    </style:style>
    <style:style style:name="P28" style:family="paragraph" style:parent-style-name="Table_20_Contents">
      <style:text-properties officeooo:rsid="00152d6b" officeooo:paragraph-rsid="00261d20"/>
    </style:style>
    <style:style style:name="P29" style:family="paragraph" style:parent-style-name="Table_20_Contents">
      <style:text-properties officeooo:rsid="00169ca8" officeooo:paragraph-rsid="00169ca8"/>
    </style:style>
    <style:style style:name="P30" style:family="paragraph" style:parent-style-name="Table_20_Contents">
      <style:text-properties officeooo:paragraph-rsid="00181830"/>
    </style:style>
    <style:style style:name="P31" style:family="paragraph" style:parent-style-name="Table_20_Contents">
      <style:text-properties officeooo:rsid="00181830" officeooo:paragraph-rsid="00181830"/>
    </style:style>
    <style:style style:name="P32" style:family="paragraph" style:parent-style-name="Table_20_Contents">
      <style:text-properties officeooo:rsid="001b674f" officeooo:paragraph-rsid="001b674f"/>
    </style:style>
    <style:style style:name="P33" style:family="paragraph" style:parent-style-name="Table_20_Contents">
      <style:text-properties officeooo:rsid="001b674f" officeooo:paragraph-rsid="00238c00"/>
    </style:style>
    <style:style style:name="P34" style:family="paragraph" style:parent-style-name="Table_20_Contents">
      <style:text-properties officeooo:rsid="00211804" officeooo:paragraph-rsid="00211804"/>
    </style:style>
    <style:style style:name="P35" style:family="paragraph" style:parent-style-name="Table_20_Contents">
      <style:text-properties officeooo:rsid="00211804" officeooo:paragraph-rsid="00238c00"/>
    </style:style>
    <style:style style:name="P36" style:family="paragraph" style:parent-style-name="Table_20_Contents">
      <style:text-properties officeooo:rsid="00238c00" officeooo:paragraph-rsid="00238c00"/>
    </style:style>
    <style:style style:name="P37" style:family="paragraph" style:parent-style-name="Table_20_Contents">
      <style:text-properties officeooo:rsid="00245d4e" officeooo:paragraph-rsid="00245d4e"/>
    </style:style>
    <style:style style:name="P38" style:family="paragraph" style:parent-style-name="Table_20_Contents">
      <style:text-properties officeooo:rsid="002506d2" officeooo:paragraph-rsid="002506d2"/>
    </style:style>
    <style:style style:name="P39" style:family="paragraph" style:parent-style-name="Table_20_Contents">
      <style:text-properties officeooo:rsid="00261d20" officeooo:paragraph-rsid="00261d20"/>
    </style:style>
    <style:style style:name="P40" style:family="paragraph" style:parent-style-name="Table_20_Contents">
      <style:text-properties officeooo:rsid="00261d20" officeooo:paragraph-rsid="00275330"/>
    </style:style>
    <style:style style:name="P41" style:family="paragraph" style:parent-style-name="Table_20_Contents">
      <style:text-properties officeooo:rsid="00261d20" officeooo:paragraph-rsid="00296257"/>
    </style:style>
    <style:style style:name="P42" style:family="paragraph" style:parent-style-name="Table_20_Contents">
      <style:text-properties officeooo:rsid="00261d20" officeooo:paragraph-rsid="0029f8ce"/>
    </style:style>
    <style:style style:name="P43" style:family="paragraph" style:parent-style-name="Table_20_Contents">
      <style:text-properties officeooo:rsid="00261d20" officeooo:paragraph-rsid="002cda0e"/>
    </style:style>
    <style:style style:name="P44" style:family="paragraph" style:parent-style-name="Table_20_Contents">
      <style:text-properties officeooo:rsid="00261d20" officeooo:paragraph-rsid="002d3ccb"/>
    </style:style>
    <style:style style:name="P45" style:family="paragraph" style:parent-style-name="Table_20_Contents">
      <style:text-properties officeooo:rsid="0026f883" officeooo:paragraph-rsid="0026f883"/>
    </style:style>
    <style:style style:name="P46" style:family="paragraph" style:parent-style-name="Table_20_Contents">
      <style:text-properties officeooo:rsid="00275330" officeooo:paragraph-rsid="00275330"/>
    </style:style>
    <style:style style:name="P47" style:family="paragraph" style:parent-style-name="Table_20_Contents">
      <style:text-properties officeooo:rsid="00275330" officeooo:paragraph-rsid="00296257"/>
    </style:style>
    <style:style style:name="P48" style:family="paragraph" style:parent-style-name="Table_20_Contents">
      <style:text-properties officeooo:rsid="002837f6" officeooo:paragraph-rsid="002837f6"/>
    </style:style>
    <style:style style:name="P49" style:family="paragraph" style:parent-style-name="Table_20_Contents">
      <style:text-properties officeooo:rsid="002837f6" officeooo:paragraph-rsid="00296257"/>
    </style:style>
    <style:style style:name="P50" style:family="paragraph" style:parent-style-name="Table_20_Contents">
      <style:text-properties officeooo:rsid="00296257" officeooo:paragraph-rsid="00296257"/>
    </style:style>
    <style:style style:name="P51" style:family="paragraph" style:parent-style-name="Table_20_Contents">
      <style:text-properties officeooo:rsid="00296257" officeooo:paragraph-rsid="0029f8ce"/>
    </style:style>
    <style:style style:name="P52" style:family="paragraph" style:parent-style-name="Table_20_Contents">
      <style:text-properties officeooo:rsid="00296257" officeooo:paragraph-rsid="002cda0e"/>
    </style:style>
    <style:style style:name="P53" style:family="paragraph" style:parent-style-name="Table_20_Contents">
      <style:text-properties officeooo:rsid="00296257" officeooo:paragraph-rsid="002d3ccb"/>
    </style:style>
    <style:style style:name="P54" style:family="paragraph" style:parent-style-name="Table_20_Contents">
      <style:text-properties officeooo:rsid="00296257" officeooo:paragraph-rsid="002f3729"/>
    </style:style>
    <style:style style:name="P55" style:family="paragraph" style:parent-style-name="Table_20_Contents">
      <style:text-properties officeooo:rsid="0029f8ce" officeooo:paragraph-rsid="0029f8ce"/>
    </style:style>
    <style:style style:name="P56" style:family="paragraph" style:parent-style-name="Table_20_Contents">
      <style:text-properties officeooo:rsid="0029f8ce" officeooo:paragraph-rsid="002cda0e"/>
    </style:style>
    <style:style style:name="P57" style:family="paragraph" style:parent-style-name="Table_20_Contents">
      <style:text-properties officeooo:rsid="002ab764" officeooo:paragraph-rsid="002ab764"/>
    </style:style>
    <style:style style:name="P58" style:family="paragraph" style:parent-style-name="Table_20_Contents">
      <style:text-properties officeooo:rsid="002cda0e" officeooo:paragraph-rsid="002cda0e"/>
    </style:style>
    <style:style style:name="P59" style:family="paragraph" style:parent-style-name="Table_20_Contents">
      <style:text-properties officeooo:rsid="002d3ccb" officeooo:paragraph-rsid="002d3ccb"/>
    </style:style>
    <style:style style:name="P60" style:family="paragraph" style:parent-style-name="Table_20_Contents">
      <style:text-properties officeooo:rsid="002f3729" officeooo:paragraph-rsid="002f3729"/>
    </style:style>
    <style:style style:name="P61" style:family="paragraph" style:parent-style-name="Table_20_Contents">
      <style:text-properties officeooo:rsid="0030f66a" officeooo:paragraph-rsid="0030f66a"/>
    </style:style>
    <style:style style:name="P62" style:family="paragraph" style:parent-style-name="Standard">
      <style:text-properties officeooo:rsid="00142ce1" officeooo:paragraph-rsid="002cda0e"/>
    </style:style>
    <style:style style:name="P63" style:family="paragraph" style:parent-style-name="Standard">
      <style:text-properties officeooo:rsid="00142ce1" officeooo:paragraph-rsid="00352020"/>
    </style:style>
    <style:style style:name="P64" style:family="paragraph" style:parent-style-name="Table_20_Contents" style:list-style-name="L1">
      <style:text-properties officeooo:rsid="00152d6b" officeooo:paragraph-rsid="00152d6b"/>
    </style:style>
    <style:style style:name="P65" style:family="paragraph" style:parent-style-name="Table_20_Contents" style:list-style-name="L1">
      <style:text-properties officeooo:rsid="00169ca8" officeooo:paragraph-rsid="00169ca8"/>
    </style:style>
    <style:style style:name="P66" style:family="paragraph" style:parent-style-name="Table_20_Contents" style:list-style-name="L2">
      <style:text-properties officeooo:rsid="00169ca8" officeooo:paragraph-rsid="00169ca8"/>
    </style:style>
    <style:style style:name="P67" style:family="paragraph" style:parent-style-name="Table_20_Contents" style:list-style-name="L3">
      <style:text-properties officeooo:rsid="00169ca8" officeooo:paragraph-rsid="00169ca8"/>
    </style:style>
    <style:style style:name="P68" style:family="paragraph" style:parent-style-name="Table_20_Contents" style:list-style-name="L4">
      <style:text-properties officeooo:rsid="00169ca8" officeooo:paragraph-rsid="00169ca8"/>
    </style:style>
    <style:style style:name="P69" style:family="paragraph" style:parent-style-name="Table_20_Contents" style:list-style-name="L5">
      <style:text-properties officeooo:rsid="00169ca8" officeooo:paragraph-rsid="00169ca8"/>
    </style:style>
    <style:style style:name="P70" style:family="paragraph" style:parent-style-name="Table_20_Contents" style:list-style-name="L6">
      <style:text-properties officeooo:rsid="00169ca8" officeooo:paragraph-rsid="00169ca8"/>
    </style:style>
    <style:style style:name="P71" style:family="paragraph" style:parent-style-name="Table_20_Contents" style:list-style-name="L7">
      <style:text-properties officeooo:rsid="00211804" officeooo:paragraph-rsid="00211804"/>
    </style:style>
    <style:style style:name="P72" style:family="paragraph" style:parent-style-name="Table_20_Contents" style:list-style-name="L8">
      <style:text-properties officeooo:rsid="00211804" officeooo:paragraph-rsid="00211804"/>
    </style:style>
    <style:style style:name="P73" style:family="paragraph" style:parent-style-name="Table_20_Contents" style:list-style-name="L9">
      <style:text-properties officeooo:rsid="00211804" officeooo:paragraph-rsid="00211804"/>
    </style:style>
    <style:style style:name="P74" style:family="paragraph" style:parent-style-name="Table_20_Contents" style:list-style-name="L10">
      <style:text-properties officeooo:rsid="00245d4e" officeooo:paragraph-rsid="00245d4e"/>
    </style:style>
    <style:style style:name="P75" style:family="paragraph" style:parent-style-name="Table_20_Contents" style:list-style-name="L11">
      <style:text-properties officeooo:rsid="0026f883" officeooo:paragraph-rsid="0026f883"/>
    </style:style>
    <style:style style:name="P76" style:family="paragraph" style:parent-style-name="Table_20_Contents" style:list-style-name="L12">
      <style:text-properties officeooo:rsid="0026f883" officeooo:paragraph-rsid="0026f883"/>
    </style:style>
    <style:style style:name="P77" style:family="paragraph" style:parent-style-name="Table_20_Contents" style:list-style-name="L13">
      <style:text-properties officeooo:rsid="00275330" officeooo:paragraph-rsid="00275330"/>
    </style:style>
    <style:style style:name="P78" style:family="paragraph" style:parent-style-name="Table_20_Contents" style:list-style-name="L14">
      <style:text-properties officeooo:rsid="0029f8ce" officeooo:paragraph-rsid="0029f8ce"/>
    </style:style>
    <style:style style:name="P79" style:family="paragraph" style:parent-style-name="Table_20_Contents" style:list-style-name="L15">
      <style:text-properties officeooo:rsid="002cda0e" officeooo:paragraph-rsid="002cda0e"/>
    </style:style>
    <style:style style:name="P80" style:family="paragraph" style:parent-style-name="Table_20_Contents" style:list-style-name="L16">
      <style:text-properties officeooo:rsid="002cda0e" officeooo:paragraph-rsid="002cda0e"/>
    </style:style>
    <style:style style:name="P81" style:family="paragraph" style:parent-style-name="Table_20_Contents" style:list-style-name="L17">
      <style:text-properties officeooo:rsid="002cda0e" officeooo:paragraph-rsid="002cda0e"/>
    </style:style>
    <style:style style:name="P82" style:family="paragraph" style:parent-style-name="Table_20_Contents">
      <style:text-properties officeooo:rsid="002cda0e" officeooo:paragraph-rsid="00352020"/>
    </style:style>
    <style:style style:name="P83" style:family="paragraph" style:parent-style-name="Table_20_Contents" style:list-style-name="L18">
      <style:text-properties officeooo:rsid="0030f66a" officeooo:paragraph-rsid="0030f66a"/>
    </style:style>
    <style:style style:name="P84" style:family="paragraph" style:parent-style-name="Table_20_Contents" style:list-style-name="L19">
      <style:text-properties officeooo:rsid="0030f66a" officeooo:paragraph-rsid="0030f66a"/>
    </style:style>
    <style:style style:name="P85" style:family="paragraph" style:parent-style-name="Table_20_Contents">
      <style:text-properties officeooo:rsid="003452ff" officeooo:paragraph-rsid="003452ff"/>
    </style:style>
    <style:style style:name="P86" style:family="paragraph" style:parent-style-name="Table_20_Contents">
      <style:text-properties officeooo:rsid="000f10b0" officeooo:paragraph-rsid="00352020"/>
    </style:style>
    <style:style style:name="P87" style:family="paragraph" style:parent-style-name="Table_20_Contents">
      <style:text-properties officeooo:rsid="00296257" officeooo:paragraph-rsid="00352020"/>
    </style:style>
    <style:style style:name="P88" style:family="paragraph" style:parent-style-name="Table_20_Contents">
      <style:text-properties officeooo:rsid="00261d20" officeooo:paragraph-rsid="00352020"/>
    </style:style>
    <style:style style:name="P89" style:family="paragraph" style:parent-style-name="Table_20_Contents">
      <style:text-properties officeooo:rsid="002d3ccb" officeooo:paragraph-rsid="00352020"/>
    </style:style>
    <style:style style:name="P90" style:family="paragraph" style:parent-style-name="Table_20_Contents">
      <style:text-properties officeooo:rsid="00352020" officeooo:paragraph-rsid="00352020"/>
    </style:style>
    <style:style style:name="P91" style:family="paragraph" style:parent-style-name="Table_20_Contents">
      <style:text-properties officeooo:rsid="0035dcf8" officeooo:paragraph-rsid="0035dcf8"/>
    </style:style>
    <style:style style:name="P92" style:family="paragraph" style:parent-style-name="Table_20_Contents" style:list-style-name="L21">
      <style:text-properties officeooo:rsid="0037c359" officeooo:paragraph-rsid="0037c359"/>
    </style:style>
    <style:style style:name="P93" style:family="paragraph" style:parent-style-name="Table_20_Contents">
      <style:text-properties officeooo:rsid="0037c359" officeooo:paragraph-rsid="0037c359"/>
    </style:style>
    <style:style style:name="P94" style:family="paragraph" style:parent-style-name="Table_20_Contents" style:list-style-name="L22">
      <style:text-properties officeooo:rsid="0037c359" officeooo:paragraph-rsid="0037c359"/>
    </style:style>
    <style:style style:name="P95" style:family="paragraph" style:parent-style-name="Table_20_Contents">
      <style:text-properties officeooo:rsid="00393afd" officeooo:paragraph-rsid="00393afd"/>
    </style:style>
    <style:style style:name="P96" style:family="paragraph" style:parent-style-name="Table_20_Contents" style:list-style-name="L23">
      <style:text-properties officeooo:rsid="00393afd" officeooo:paragraph-rsid="00393afd"/>
    </style:style>
    <style:style style:name="P97" style:family="paragraph" style:parent-style-name="Table_20_Contents">
      <style:text-properties fo:font-style="normal" style:text-underline-style="none" fo:font-weight="normal" officeooo:rsid="002b6ee6" officeooo:paragraph-rsid="002b6ee6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officeooo:rsid="0039af46" officeooo:paragraph-rsid="0039af46"/>
    </style:style>
    <style:style style:name="T1" style:family="text">
      <style:text-properties officeooo:rsid="00126ed1"/>
    </style:style>
    <style:style style:name="T2" style:family="text">
      <style:text-properties officeooo:rsid="00140f76"/>
    </style:style>
    <style:style style:name="T3" style:family="text">
      <style:text-properties officeooo:rsid="0026f883"/>
    </style:style>
    <style:style style:name="T4" style:family="text">
      <style:text-properties officeooo:rsid="002837f6"/>
    </style:style>
    <style:style style:name="T5" style:family="text">
      <style:text-properties officeooo:rsid="00296257"/>
    </style:style>
    <style:style style:name="T6" style:family="text">
      <style:text-properties officeooo:rsid="0029f8ce"/>
    </style:style>
    <style:style style:name="T7" style:family="text">
      <style:text-properties officeooo:rsid="002ab764"/>
    </style:style>
    <style:style style:name="T8" style:family="text">
      <style:text-properties officeooo:rsid="002cda0e"/>
    </style:style>
    <style:style style:name="T9" style:family="text">
      <style:text-properties officeooo:rsid="002d3ccb"/>
    </style:style>
    <style:style style:name="T10" style:family="text">
      <style:text-properties officeooo:rsid="0030f66a"/>
    </style:style>
    <style:style style:name="T11" style:family="text">
      <style:text-properties officeooo:rsid="003452ff"/>
    </style:style>
    <style:style style:name="T12" style:family="text">
      <style:text-properties officeooo:rsid="00352020"/>
    </style:style>
    <style:style style:name="T13" style:family="text">
      <style:text-properties officeooo:rsid="0035dcf8"/>
    </style:style>
    <style:style style:name="T14" style:family="text">
      <style:text-properties officeooo:rsid="0037c359"/>
    </style:style>
    <style:style style:name="T15" style:family="text">
      <style:text-properties officeooo:rsid="00393afd"/>
    </style:style>
    <style:style style:name="T16" style:family="text">
      <style:text-properties officeooo:rsid="003a11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Wstęp:</text:p>
      <text:p text:style-name="P98">Zadaniem systemu jest <text:span text:style-name="T16">nadawanie przesyłek, kontrolowanie ich trasy, zarządzanie zwrotami</text:span></text:p>
      <text:p text:style-name="P98"/>
      <text:p text:style-name="P98">Zakres:</text:p>
      <text:p text:style-name="P98">Zarządzanie przesyłkami, kontami i trasą przesyłek</text:p>
      <text:p text:style-name="P98"/>
      <text:p text:style-name="P98">Spis Treści:<text:line-break/><text:line-break/>1. Nadaj przesyłkę</text:p>
      <text:p text:style-name="P98">2.Pobierz etykietę</text:p>
      <text:p text:style-name="P98">3. Wysłanie wniosku o zostanie stałym nadawcą</text:p>
      <text:p text:style-name="P98">4. Anulowanie wysyłki</text:p>
      <text:p text:style-name="P98">5.</text:p>
      <text:p text:style-name="P98">6.</text:p>
      <text:p text:style-name="P98">7. Logowanie</text:p>
      <text:p text:style-name="P98">8. Akceptacja zwrotu</text:p>
      <text:p text:style-name="P98">9. Odmowa zwrotu</text:p>
      <text:p text:style-name="P98">10. Pobierz listę zwrotów</text:p>
      <text:p text:style-name="P98">11. Stworzenie konta</text:p>
      <text:p text:style-name="P98">12. Usunięcie konta</text:p>
      <text:p text:style-name="P98">13. Zmiana hasła</text:p>
      <text:p text:style-name="P98">14. Aktualizacja konta</text:p>
      <text:p text:style-name="P98">15. Pobierz listę przesyłek do transportu</text:p>
      <text:p text:style-name="P98">16. Aktualizacja stanu przesyłki</text:p>
      <table:table table:name="Tabela1" table:style-name="Tabela1">
        <table:table-column table:style-name="Tabela1.A"/>
        <table:table-column table:style-name="Tabela1.B"/>
        <table:table-row table:style-name="TableLine2180970863552">
          <table:table-cell table:style-name="Tabela1.A1" office:value-type="string">
            <text:p text:style-name="P13">Nazwa</text:p>
          </table:table-cell>
          <table:table-cell table:style-name="Tabela1.B1" office:value-type="string">
            <text:p text:style-name="P24">Nadaj przesyłkę</text:p>
          </table:table-cell>
        </table:table-row>
        <table:table-row table:style-name="TableLine2180970858080">
          <table:table-cell table:style-name="Tabela1.A2" office:value-type="string">
            <text:p text:style-name="P13">Numer</text:p>
          </table:table-cell>
          <table:table-cell table:style-name="Tabela1.B2" office:value-type="string">
            <text:p text:style-name="P24">1</text:p>
          </table:table-cell>
        </table:table-row>
        <table:table-row table:style-name="TableLine2180970862688">
          <table:table-cell table:style-name="Tabela1.A2" office:value-type="string">
            <text:p text:style-name="P13">Aktorzy</text:p>
          </table:table-cell>
          <table:table-cell table:style-name="Tabela1.B2" office:value-type="string">
            <text:p text:style-name="P24">Nadawca</text:p>
          </table:table-cell>
        </table:table-row>
        <table:table-row table:style-name="TableLine2180970855200">
          <table:table-cell table:style-name="Tabela1.A2" office:value-type="string">
            <text:p text:style-name="P13">Krótki opis</text:p>
          </table:table-cell>
          <table:table-cell table:style-name="Tabela1.B2" office:value-type="string">
            <text:p text:style-name="P25">Nadanie paczki za pomocą internetu</text:p>
          </table:table-cell>
        </table:table-row>
        <table:table-row table:style-name="TableLine2180970864992">
          <table:table-cell table:style-name="Tabela1.A2" office:value-type="string">
            <text:p text:style-name="P13">Warunki wstępne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leLine2180970852320">
          <table:table-cell table:style-name="Tabela1.A2" office:value-type="string">
            <text:p text:style-name="P13">Warunki końcowe</text:p>
          </table:table-cell>
          <table:table-cell table:style-name="Tabela1.B2" office:value-type="string">
            <text:p text:style-name="P26">Paczka została dodana do rejestru</text:p>
          </table:table-cell>
        </table:table-row>
        <table:table-row table:style-name="TableLine2180970860096">
          <table:table-cell table:style-name="Tabela1.A2" office:value-type="string">
            <text:p text:style-name="P13">Główny przepływ <text:soft-page-break/>zdarzeń</text:p>
          </table:table-cell>
          <table:table-cell table:style-name="Tabela1.B2" office:value-type="string">
            <text:list xml:id="list2959987486" text:style-name="L1">
              <text:list-item>
                <text:p text:style-name="P64">Nadawca wypełnia formularz wysyłki</text:p>
              </text:list-item>
              <text:list-item>
                <text:p text:style-name="P64">System ustala cenę zlecenia</text:p>
              </text:list-item>
              <text:list-item>
                <text:p text:style-name="P64"><text:soft-page-break/>Nadawca dokonuje płatności za pomocą wybranego sposobu</text:p>
              </text:list-item>
              <text:list-item>
                <text:p text:style-name="P64">Przesyłka zostaje dodana do rejestru</text:p>
              </text:list-item>
              <text:list-item>
                <text:p text:style-name="P64">System generuje etykietę dla tej przesyłki</text:p>
              </text:list-item>
              <text:list-item>
                <text:p text:style-name="P65">System wyświetla numer paczki oraz link do pobrania pliku z etykietą</text:p>
              </text:list-item>
            </text:list>
          </table:table-cell>
        </table:table-row>
        <table:table-row table:style-name="TableLine2180970865568">
          <table:table-cell table:style-name="Tabela1.A2" office:value-type="string">
            <text:p text:style-name="P13">Alternatywne przepływy <text:span text:style-name="T1">zdarzeń</text:span></text:p>
          </table:table-cell>
          <table:table-cell table:style-name="Tabela1.B2" office:value-type="string">
            <text:p text:style-name="P26">1b. Nadawca podał niepoprawne dane.</text:p>
            <text:list xml:id="list3731592315" text:style-name="L2">
              <text:list-item>
                <text:p text:style-name="P66">System odmawia wysłania formularza i podświetla niepoprawne pola</text:p>
              </text:list-item>
            </text:list>
            <text:p text:style-name="P26">3b. Płatność odrzucona</text:p>
            <text:list xml:id="list2033700888" text:style-name="L3">
              <text:list-item>
                <text:p text:style-name="P67">System wyświetla komunikat o błędzie</text:p>
              </text:list-item>
              <text:list-item>
                <text:p text:style-name="P67">Nadawca powraca do strony wyboru sposobu płatności</text:p>
              </text:list-item>
            </text:list>
          </table:table-cell>
        </table:table-row>
        <table:table-row table:style-name="TableLine2180970861824">
          <table:table-cell table:style-name="Tabela1.A2" office:value-type="string">
            <text:p text:style-name="P13">Specjalne wymagania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ela1.10">
          <table:table-cell table:style-name="Tabela1.A2" office:value-type="string">
            <text:p text:style-name="P13">Notatki</text:p>
          </table:table-cell>
          <table:table-cell table:style-name="Tabela1.B2" office:value-type="string">
            <text:p text:style-name="P26">-</text:p>
          </table:table-cell>
        </table:table-row>
      </table:table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row table:style-name="TableLine2180970855488">
          <table:table-cell table:style-name="Tabela2.A1" office:value-type="string">
            <text:p text:style-name="P14">Nazwa</text:p>
          </table:table-cell>
          <table:table-cell table:style-name="Tabela2.B1" office:value-type="string">
            <text:p text:style-name="P29">Pobierz etykietę</text:p>
          </table:table-cell>
        </table:table-row>
        <table:table-row table:style-name="TableLine2180970851744">
          <table:table-cell table:style-name="Tabela2.A2" office:value-type="string">
            <text:p text:style-name="P14">Numer</text:p>
          </table:table-cell>
          <table:table-cell table:style-name="Tabela2.B2" office:value-type="string">
            <text:p text:style-name="P29">2</text:p>
          </table:table-cell>
        </table:table-row>
        <table:table-row table:style-name="TableLine2180970857216">
          <table:table-cell table:style-name="Tabela2.A2" office:value-type="string">
            <text:p text:style-name="P14">Aktorzy</text:p>
          </table:table-cell>
          <table:table-cell table:style-name="Tabela2.B2" office:value-type="string">
            <text:p text:style-name="P29">Nadawca</text:p>
          </table:table-cell>
        </table:table-row>
        <table:table-row table:style-name="TableLine2180970862112">
          <table:table-cell table:style-name="Tabela2.A2" office:value-type="string">
            <text:p text:style-name="P14">Krótki opis</text:p>
          </table:table-cell>
          <table:table-cell table:style-name="Tabela2.B2" office:value-type="string">
            <text:p text:style-name="P29">Wysłanie maila z plikiem z etykietą paczki</text:p>
          </table:table-cell>
        </table:table-row>
        <table:table-row table:style-name="TableLine2180970865280">
          <table:table-cell table:style-name="Tabela2.A2" office:value-type="string">
            <text:p text:style-name="P14">Warunki wstępne</text:p>
          </table:table-cell>
          <table:table-cell table:style-name="Tabela2.B2" office:value-type="string">
            <text:p text:style-name="P29">Przesyłka musi istnieć</text:p>
          </table:table-cell>
        </table:table-row>
        <table:table-row table:style-name="TableLine2180970856352">
          <table:table-cell table:style-name="Tabela2.A2" office:value-type="string">
            <text:p text:style-name="P14">Warunki końcowe</text:p>
          </table:table-cell>
          <table:table-cell table:style-name="Tabela2.B2" office:value-type="string">
            <text:p text:style-name="P29">Nadawca otrzymuje mail z etykietą paczki</text:p>
          </table:table-cell>
        </table:table-row>
        <table:table-row table:style-name="TableLine2180970860384">
          <table:table-cell table:style-name="Tabela2.A2" office:value-type="string">
            <text:p text:style-name="P14">Główny przepływ zdarzeń</text:p>
          </table:table-cell>
          <table:table-cell table:style-name="Tabela2.B2" office:value-type="string">
            <text:list xml:id="list2992192881" text:style-name="L4">
              <text:list-item>
                <text:p text:style-name="P68">Nadawca wprowadza numer paczki</text:p>
              </text:list-item>
              <text:list-item>
                <text:p text:style-name="P68">System wysyła mail z plikiem z etykietą na adres podany podczas nadawania paczki</text:p>
              </text:list-item>
            </text:list>
          </table:table-cell>
        </table:table-row>
        <table:table-row table:style-name="TableLine2180970856640">
          <table:table-cell table:style-name="Tabela2.A2" office:value-type="string">
            <text:p text:style-name="P14">Alternatywne przepływy <text:span text:style-name="T1">zdarzeń</text:span></text:p>
          </table:table-cell>
          <table:table-cell table:style-name="Tabela2.B2" office:value-type="string">
            <text:p text:style-name="P29">1b. Numer paczki jest niepoprawny</text:p>
            <text:list xml:id="list1312737778" text:style-name="L5">
              <text:list-item>
                <text:p text:style-name="P69">Wyświetlony zostaje komunikat o błędzie</text:p>
              </text:list-item>
            </text:list>
            <text:p text:style-name="P29">2b. Nadawca wybiera opcję otrzymania etykiety na inny adres e-mail</text:p>
            <text:list xml:id="list3091371466" text:style-name="L6">
              <text:list-item>
                <text:p text:style-name="P70">Mail zostaje wysłany na nowy adres e-mail zamiast podanego przy nadawaniu</text:p>
              </text:list-item>
            </text:list>
          </table:table-cell>
        </table:table-row>
        <table:table-row table:style-name="TableLine2180970860960">
          <table:table-cell table:style-name="Tabela2.A2" office:value-type="string">
            <text:p text:style-name="P14">Specjalne wymagania</text:p>
          </table:table-cell>
          <table:table-cell table:style-name="Tabela2.B2" office:value-type="string">
            <text:p text:style-name="P12">-</text:p>
          </table:table-cell>
        </table:table-row>
        <table:table-row table:style-name="Tabela2.10">
          <table:table-cell table:style-name="Tabela2.A2" office:value-type="string">
            <text:p text:style-name="P14">Notatki</text:p>
          </table:table-cell>
          <table:table-cell table:style-name="Tabela2.B2" office:value-type="string">
            <text:p text:style-name="P27">-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 table:style-name="TableLine2180970857504">
          <table:table-cell table:style-name="Tabela3.A1" office:value-type="string">
            <text:p text:style-name="P15">Nazwa</text:p>
          </table:table-cell>
          <table:table-cell table:style-name="Tabela3.B1" office:value-type="string">
            <text:p text:style-name="P31">Wysłanie wniosku o zostanie stałym nadawcą</text:p>
          </table:table-cell>
        </table:table-row>
        <table:table-row table:style-name="TableLine2180970855776">
          <table:table-cell table:style-name="Tabela3.A2" office:value-type="string">
            <text:p text:style-name="P15">Numer</text:p>
          </table:table-cell>
          <table:table-cell table:style-name="Tabela3.B2" office:value-type="string">
            <text:p text:style-name="P31">3</text:p>
          </table:table-cell>
        </table:table-row>
        <table:table-row table:style-name="TableLine2180970862976">
          <table:table-cell table:style-name="Tabela3.A2" office:value-type="string">
            <text:p text:style-name="P15">Aktorzy</text:p>
          </table:table-cell>
          <table:table-cell table:style-name="Tabela3.B2" office:value-type="string">
            <text:p text:style-name="P33">Wnioskodawca, Odpowiedzialny za współpracę pracownik firmy</text:p>
          </table:table-cell>
        </table:table-row>
        <table:table-row table:style-name="TableLine2180970853472">
          <table:table-cell table:style-name="Tabela3.A2" office:value-type="string">
            <text:p text:style-name="P15">Krótki opis</text:p>
          </table:table-cell>
          <table:table-cell table:style-name="Tabela3.B2" office:value-type="string">
            <text:p text:style-name="P32">Wnioskodawca wysyła wniosek o założenie konta stałego nadawcy</text:p>
          </table:table-cell>
        </table:table-row>
        <table:table-row table:style-name="TableLine2180970867296">
          <table:table-cell table:style-name="Tabela3.A2" office:value-type="string">
            <text:p text:style-name="P15">Warunki wstępne</text:p>
          </table:table-cell>
          <table:table-cell table:style-name="Tabela3.B2" office:value-type="string">
            <text:p text:style-name="P30">-</text:p>
          </table:table-cell>
        </table:table-row>
        <table:table-row table:style-name="TableLine2180970859232">
          <table:table-cell table:style-name="Tabela3.A2" office:value-type="string">
            <text:p text:style-name="P15">Warunki <text:soft-page-break/>końcowe</text:p>
          </table:table-cell>
          <table:table-cell table:style-name="Tabela3.B2" office:value-type="string">
            <text:p text:style-name="P32">Odpowiedzialny za współpracę pracownik firmy otrzymuje wniosek o zostanie <text:soft-page-break/>stałym nadawcą </text:p>
          </table:table-cell>
        </table:table-row>
        <table:table-row table:style-name="TableLine2180970864128">
          <table:table-cell table:style-name="Tabela3.A2" office:value-type="string">
            <text:p text:style-name="P15">Główny przepływ zdarzeń</text:p>
          </table:table-cell>
          <table:table-cell table:style-name="Tabela3.B2" office:value-type="string">
            <text:list xml:id="list2966277797" text:style-name="L7">
              <text:list-item>
                <text:p text:style-name="P71">Wnioskodawca wypełnia formularz</text:p>
              </text:list-item>
              <text:list-item>
                <text:p text:style-name="P71">Dane zostają wysłane na jeden z e-maili zdefiniowanych przez administratora</text:p>
              </text:list-item>
            </text:list>
          </table:table-cell>
        </table:table-row>
        <table:table-row table:style-name="TableLine2180970863840">
          <table:table-cell table:style-name="Tabela3.A2" office:value-type="string">
            <text:p text:style-name="P15">Alternatywne przepływy <text:span text:style-name="T1">zdarzeń</text:span></text:p>
          </table:table-cell>
          <table:table-cell table:style-name="Tabela3.B2" office:value-type="string">
            <text:p text:style-name="P34">1b. Wnioskodawca podał błędne dane w formularzu</text:p>
            <text:list xml:id="list355872073" text:style-name="L8">
              <text:list-item>
                <text:p text:style-name="P72">Dane nie zostają wysłane.</text:p>
              </text:list-item>
            </text:list>
          </table:table-cell>
        </table:table-row>
        <table:table-row table:style-name="TableLine2180970859520">
          <table:table-cell table:style-name="Tabela3.A2" office:value-type="string">
            <text:p text:style-name="P15">Specjalne wymagania</text:p>
          </table:table-cell>
          <table:table-cell table:style-name="Tabela3.B2" office:value-type="string">
            <text:list xml:id="list1737679577" text:style-name="L9">
              <text:list-item>
                <text:p text:style-name="P73">Powinna istnieć funkcja zabezpieczająca przed wysyłaniem wielu wniosków w krótkim czasie przez jedną osobę.</text:p>
              </text:list-item>
            </text:list>
          </table:table-cell>
        </table:table-row>
        <table:table-row table:style-name="Tabela3.10">
          <table:table-cell table:style-name="Tabela3.A2" office:value-type="string">
            <text:p text:style-name="P15">Notatki</text:p>
          </table:table-cell>
          <table:table-cell table:style-name="Tabela3.B2" office:value-type="string">
            <text:p text:style-name="P34">Tylko część danych w formularzu może być automatycznie sprawdzona.</text:p>
          </table:table-cell>
        </table:table-row>
      </table:table>
      <text:p text:style-name="P2"/>
      <text:p text:style-name="P3"/>
      <table:table table:name="Tabela4" table:style-name="Tabela4">
        <table:table-column table:style-name="Tabela4.A"/>
        <table:table-column table:style-name="Tabela4.B"/>
        <table:table-row table:style-name="TableLine2180970854624">
          <table:table-cell table:style-name="Tabela4.A1" office:value-type="string">
            <text:p text:style-name="P16">Nazwa</text:p>
          </table:table-cell>
          <table:table-cell table:style-name="Tabela4.B1" office:value-type="string">
            <text:p text:style-name="P37">Anulowanie wysyłki</text:p>
          </table:table-cell>
        </table:table-row>
        <table:table-row table:style-name="TableLine2180970861248">
          <table:table-cell table:style-name="Tabela4.A2" office:value-type="string">
            <text:p text:style-name="P16">Numer</text:p>
          </table:table-cell>
          <table:table-cell table:style-name="Tabela4.B2" office:value-type="string">
            <text:p text:style-name="P36">4</text:p>
          </table:table-cell>
        </table:table-row>
        <table:table-row table:style-name="TableLine2180970863264">
          <table:table-cell table:style-name="Tabela4.A2" office:value-type="string">
            <text:p text:style-name="P16">Aktorzy</text:p>
          </table:table-cell>
          <table:table-cell table:style-name="Tabela4.B2" office:value-type="string">
            <text:p text:style-name="P37">Nadawca</text:p>
          </table:table-cell>
        </table:table-row>
        <table:table-row table:style-name="TableLine2180970864416">
          <table:table-cell table:style-name="Tabela4.A2" office:value-type="string">
            <text:p text:style-name="P16">Krótki opis</text:p>
          </table:table-cell>
          <table:table-cell table:style-name="Tabela4.B2" office:value-type="string">
            <text:p text:style-name="P37">Nadawca anuluje zlecenie</text:p>
          </table:table-cell>
        </table:table-row>
        <table:table-row table:style-name="TableLine2180970864704">
          <table:table-cell table:style-name="Tabela4.A2" office:value-type="string">
            <text:p text:style-name="P16">Warunki wstępne</text:p>
          </table:table-cell>
          <table:table-cell table:style-name="Tabela4.B2" office:value-type="string">
            <text:list xml:id="list1026962600" text:style-name="L10">
              <text:list-item>
                <text:p text:style-name="P74">Przesyłka musi istnieć</text:p>
              </text:list-item>
              <text:list-item>
                <text:p text:style-name="P74">Przesyłka musi być oznaczona jako „Oczekuje na odbiór”</text:p>
              </text:list-item>
            </text:list>
          </table:table-cell>
        </table:table-row>
        <table:table-row table:style-name="TableLine2180971097568">
          <table:table-cell table:style-name="Tabela4.A2" office:value-type="string">
            <text:p text:style-name="P16">Warunki końcowe</text:p>
          </table:table-cell>
          <table:table-cell table:style-name="Tabela4.B2" office:value-type="string">
            <text:p text:style-name="P38">Przesyłka zostaje oznaczona w rejestrze jako „Anulowana”</text:p>
          </table:table-cell>
        </table:table-row>
        <table:table-row table:style-name="TableLine2180971097856">
          <table:table-cell table:style-name="Tabela4.A2" office:value-type="string">
            <text:p text:style-name="P16">Główny przepływ zdarzeń</text:p>
          </table:table-cell>
          <table:table-cell table:style-name="Tabela4.B2" office:value-type="string">
            <text:p text:style-name="P35"/>
          </table:table-cell>
        </table:table-row>
        <table:table-row table:style-name="TableLine2180971107936">
          <table:table-cell table:style-name="Tabela4.A2" office:value-type="string">
            <text:p text:style-name="P16">Alternatywne przepływy <text:span text:style-name="T1">zdarzeń</text:span></text:p>
          </table:table-cell>
          <table:table-cell table:style-name="Tabela4.B2" office:value-type="string">
            <text:p text:style-name="P35"/>
          </table:table-cell>
        </table:table-row>
        <table:table-row table:style-name="TableLine2180971100736">
          <table:table-cell table:style-name="Tabela4.A2" office:value-type="string">
            <text:p text:style-name="P16">Specjalne wymagania</text:p>
          </table:table-cell>
          <table:table-cell table:style-name="Tabela4.B2" office:value-type="string">
            <text:p text:style-name="P35"/>
          </table:table-cell>
        </table:table-row>
        <table:table-row table:style-name="Tabela4.10">
          <table:table-cell table:style-name="Tabela4.A2" office:value-type="string">
            <text:p text:style-name="P16">Notatki</text:p>
          </table:table-cell>
          <table:table-cell table:style-name="Tabela4.B2" office:value-type="string">
            <text:p text:style-name="P35"/>
          </table:table-cell>
        </table:table-row>
      </table:table>
      <text:p text:style-name="P3"/>
      <text:p text:style-name="P3"/>
      <text:p text:style-name="P4"/>
      <table:table table:name="Tabela5" table:style-name="Tabela5">
        <table:table-column table:style-name="Tabela5.A"/>
        <table:table-column table:style-name="Tabela5.B"/>
        <table:table-row table:style-name="TableLine2180971108512">
          <table:table-cell table:style-name="Tabela5.A1" office:value-type="string">
            <text:p text:style-name="P17">Nazwa</text:p>
          </table:table-cell>
          <table:table-cell table:style-name="Tabela5.B1" office:value-type="string">
            <text:p text:style-name="P39">Logowanie</text:p>
          </table:table-cell>
        </table:table-row>
        <table:table-row table:style-name="TableLine2180971096416">
          <table:table-cell table:style-name="Tabela5.A2" office:value-type="string">
            <text:p text:style-name="P17">Numer</text:p>
          </table:table-cell>
          <table:table-cell table:style-name="Tabela5.B2" office:value-type="string">
            <text:p text:style-name="P39">7</text:p>
          </table:table-cell>
        </table:table-row>
        <table:table-row table:style-name="TableLine2180971106784">
          <table:table-cell table:style-name="Tabela5.A2" office:value-type="string">
            <text:p text:style-name="P17">Aktorzy</text:p>
          </table:table-cell>
          <table:table-cell table:style-name="Tabela5.B2" office:value-type="string">
            <text:p text:style-name="P39">Użytkownik</text:p>
          </table:table-cell>
        </table:table-row>
        <table:table-row table:style-name="TableLine2180971107072">
          <table:table-cell table:style-name="Tabela5.A2" office:value-type="string">
            <text:p text:style-name="P17">Krótki opis</text:p>
          </table:table-cell>
          <table:table-cell table:style-name="Tabela5.B2" office:value-type="string">
            <text:p text:style-name="P39">Logowanie do systemu</text:p>
          </table:table-cell>
        </table:table-row>
        <table:table-row table:style-name="TableLine2180971104768">
          <table:table-cell table:style-name="Tabela5.A2" office:value-type="string">
            <text:p text:style-name="P17">Warunki wstępne</text:p>
          </table:table-cell>
          <table:table-cell table:style-name="Tabela5.B2" office:value-type="string">
            <text:p text:style-name="P39">Istnieje konto użytkownika</text:p>
          </table:table-cell>
        </table:table-row>
        <table:table-row table:style-name="TableLine2180971108800">
          <table:table-cell table:style-name="Tabela5.A2" office:value-type="string">
            <text:p text:style-name="P17">Warunki końcowe</text:p>
          </table:table-cell>
          <table:table-cell table:style-name="Tabela5.B2" office:value-type="string">
            <text:p text:style-name="P39">Użytkownik otrzymuje dostęp do przydzielonych mu funkcji systemu</text:p>
          </table:table-cell>
        </table:table-row>
        <text:soft-page-break/>
        <table:table-row table:style-name="TableLine2180971098720">
          <table:table-cell table:style-name="Tabela5.A2" office:value-type="string">
            <text:p text:style-name="P17">Główny przepływ zdarzeń</text:p>
          </table:table-cell>
          <table:table-cell table:style-name="Tabela5.B2" office:value-type="string">
            <text:p text:style-name="P39">1. Użytkownik podaje login <text:span text:style-name="T3">i</text:span> hasło do konta</text:p>
            <text:p text:style-name="P39">2. <text:span text:style-name="T3">System weryfikuje przekazany login i hasło</text:span></text:p>
            <text:p text:style-name="P45">3. Zostaje przeprowadzona weryfikacja dwuetapowa</text:p>
            <text:p text:style-name="P45">4. Użytkownik zostaje zalogowany</text:p>
          </table:table-cell>
        </table:table-row>
        <table:table-row table:style-name="TableLine2180971109952">
          <table:table-cell table:style-name="Tabela5.A2" office:value-type="string">
            <text:p text:style-name="P17">Alternatywne przepływy <text:span text:style-name="T1">zdarzeń</text:span></text:p>
          </table:table-cell>
          <table:table-cell table:style-name="Tabela5.B2" office:value-type="string">
            <text:p text:style-name="P28"><text:span text:style-name="T3">2</text:span>b. <text:span text:style-name="T3">Użytkownik podał niepoprawny login</text:span></text:p>
            <text:list xml:id="list4192299378" text:style-name="L11">
              <text:list-item>
                <text:p text:style-name="P75">System prosi o podanie loginu ponownie</text:p>
              </text:list-item>
            </text:list>
            <text:p text:style-name="P45">2c. Użytkownik podał niepoprawne hasło</text:p>
            <text:list xml:id="list1033375122" text:style-name="L12">
              <text:list-item>
                <text:p text:style-name="P76">System prosi o podanie hasła ponownie</text:p>
              </text:list-item>
            </text:list>
            <text:p text:style-name="P45">3b. Weryfikacja dwuetapowa nie powodzi się</text:p>
            <text:list xml:id="list2805601548" text:style-name="L13">
              <text:list-item>
                <text:p text:style-name="P77">System wyświetla komunikat o błędzie</text:p>
              </text:list-item>
              <text:list-item>
                <text:p text:style-name="P77">System przenosi użytkownika do strony logowania</text:p>
              </text:list-item>
              <text:list-item>
                <text:p text:style-name="P77">Użytkownik otrzymuje e-mail z ostrzeżeniem o próbie zalogowania na jego konto </text:p>
              </text:list-item>
            </text:list>
          </table:table-cell>
        </table:table-row>
        <table:table-row table:style-name="TableLine2180971099008">
          <table:table-cell table:style-name="Tabela5.A2" office:value-type="string">
            <text:p text:style-name="P17">Specjalne wymagania</text:p>
          </table:table-cell>
          <table:table-cell table:style-name="Tabela5.B2" office:value-type="string">
            <text:p text:style-name="P46">Wsparcie dla wielu systemów weryfikacji dwuetapowej</text:p>
          </table:table-cell>
        </table:table-row>
        <table:table-row table:style-name="Tabela5.10">
          <table:table-cell table:style-name="Tabela5.A2" office:value-type="string">
            <text:p text:style-name="P17">Notatki</text:p>
          </table:table-cell>
          <table:table-cell table:style-name="Tabela5.B2" office:value-type="string">
            <text:p text:style-name="P28">-</text:p>
          </table:table-cell>
        </table:table-row>
      </table:table>
      <text:p text:style-name="P4"/>
      <text:p text:style-name="P5"/>
      <table:table table:name="Tabela6" table:style-name="Tabela6">
        <table:table-column table:style-name="Tabela6.A"/>
        <table:table-column table:style-name="Tabela6.B"/>
        <table:table-row table:style-name="TableLine2180971105632">
          <table:table-cell table:style-name="Tabela6.A1" office:value-type="string">
            <text:p text:style-name="P18">Nazwa</text:p>
          </table:table-cell>
          <table:table-cell table:style-name="Tabela6.B1" office:value-type="string">
            <text:p text:style-name="P48">Akceptacja zwrotu</text:p>
          </table:table-cell>
        </table:table-row>
        <table:table-row table:style-name="TableLine2180971099584">
          <table:table-cell table:style-name="Tabela6.A2" office:value-type="string">
            <text:p text:style-name="P18">Numer</text:p>
          </table:table-cell>
          <table:table-cell table:style-name="Tabela6.B2" office:value-type="string">
            <text:p text:style-name="P46">8</text:p>
          </table:table-cell>
        </table:table-row>
        <table:table-row table:style-name="TableLine2180971097280">
          <table:table-cell table:style-name="Tabela6.A2" office:value-type="string">
            <text:p text:style-name="P18">Aktorzy</text:p>
          </table:table-cell>
          <table:table-cell table:style-name="Tabela6.B2" office:value-type="string">
            <text:p text:style-name="P48">Stały nadawca</text:p>
          </table:table-cell>
        </table:table-row>
        <table:table-row table:style-name="TableLine2180971098144">
          <table:table-cell table:style-name="Tabela6.A2" office:value-type="string">
            <text:p text:style-name="P18">Krótki opis</text:p>
          </table:table-cell>
          <table:table-cell table:style-name="Tabela6.B2" office:value-type="string">
            <text:p text:style-name="P48">Stały nadawca akceptuje żądanie zwrotu</text:p>
          </table:table-cell>
        </table:table-row>
        <table:table-row table:style-name="TableLine2180971101312">
          <table:table-cell table:style-name="Tabela6.A2" office:value-type="string">
            <text:p text:style-name="P18">Warunki wstępne</text:p>
          </table:table-cell>
          <table:table-cell table:style-name="Tabela6.B2" office:value-type="string">
            <text:p text:style-name="P48">Lista żądań zwrotu stałego nadawcy nie jest pusta</text:p>
          </table:table-cell>
        </table:table-row>
        <table:table-row table:style-name="TableLine2180971101024">
          <table:table-cell table:style-name="Tabela6.A2" office:value-type="string">
            <text:p text:style-name="P18">Warunki końcowe</text:p>
          </table:table-cell>
          <table:table-cell table:style-name="Tabela6.B2" office:value-type="string">
            <text:p text:style-name="P48">Paczka ze zwrotem zostaje nadana, a żądanie zwrotu zostaje usunięte z listy żądań zwrotu</text:p>
          </table:table-cell>
        </table:table-row>
        <table:table-row table:style-name="TableLine2180971107648">
          <table:table-cell table:style-name="Tabela6.A2" office:value-type="string">
            <text:p text:style-name="P18">Główny przepływ zdarzeń</text:p>
          </table:table-cell>
          <table:table-cell table:style-name="Tabela6.B2" office:value-type="string">
            <text:p text:style-name="P40">1. <text:span text:style-name="T4">Stały nadawca loguje się na </text:span><text:span text:style-name="T5">swoje konto</text:span></text:p>
            <text:p text:style-name="P50">2. Stały nadawca wybiera z listy zwrotów konkretną pozycję</text:p>
            <text:p text:style-name="P50">3. Stały nadawca wybiera opcję akceptacji zwrotu</text:p>
            <text:p text:style-name="P50">4. Zostaje nadana paczka przy użyciu danych z formularza zwrotów</text:p>
            <text:p text:style-name="P50">5. Żądanie zwrotu zostaje usunięte z listy</text:p>
          </table:table-cell>
        </table:table-row>
        <table:table-row table:style-name="TableLine2180971103328">
          <table:table-cell table:style-name="Tabela6.A2" office:value-type="string">
            <text:p text:style-name="P18">Alternatywne przepływy <text:span text:style-name="T1">zdarzeń</text:span></text:p>
          </table:table-cell>
          <table:table-cell table:style-name="Tabela6.B2" office:value-type="string">
            <text:p text:style-name="P46">-</text:p>
          </table:table-cell>
        </table:table-row>
        <table:table-row table:style-name="TableLine2180971109376">
          <table:table-cell table:style-name="Tabela6.A2" office:value-type="string">
            <text:p text:style-name="P18">Specjalne wymagania</text:p>
          </table:table-cell>
          <table:table-cell table:style-name="Tabela6.B2" office:value-type="string">
            <text:p text:style-name="P50">-</text:p>
          </table:table-cell>
        </table:table-row>
        <table:table-row table:style-name="Tabela6.10">
          <table:table-cell table:style-name="Tabela6.A2" office:value-type="string">
            <text:p text:style-name="P18">Notatki</text:p>
          </table:table-cell>
          <table:table-cell table:style-name="Tabela6.B2" office:value-type="string">
            <text:p text:style-name="P50">Zwracający otrzymuje e-mail z potwierdzeniem akceptacji zwrotu oraz etykietą paczki</text:p>
          </table:table-cell>
        </table:table-row>
      </table:table>
      <text:p text:style-name="P5"/>
      <text:p text:style-name="P6"/>
      <table:table table:name="Tabela7" table:style-name="Tabela7">
        <table:table-column table:style-name="Tabela7.A"/>
        <table:table-column table:style-name="Tabela7.B"/>
        <table:table-row table:style-name="TableLine2180971104192">
          <table:table-cell table:style-name="Tabela7.A1" office:value-type="string">
            <text:p text:style-name="P19">Nazwa</text:p>
          </table:table-cell>
          <table:table-cell table:style-name="Tabela7.B1" office:value-type="string">
            <text:p text:style-name="P49"><text:span text:style-name="T5">Odmowa</text:span> zwrotu</text:p>
          </table:table-cell>
        </table:table-row>
        <table:table-row table:style-name="TableLine2180971095552">
          <table:table-cell table:style-name="Tabela7.A2" office:value-type="string">
            <text:p text:style-name="P19">Numer</text:p>
          </table:table-cell>
          <table:table-cell table:style-name="Tabela7.B2" office:value-type="string">
            <text:p text:style-name="P50">9</text:p>
          </table:table-cell>
        </table:table-row>
        <table:table-row table:style-name="TableLine2180971110240">
          <table:table-cell table:style-name="Tabela7.A2" office:value-type="string">
            <text:p text:style-name="P19">Aktorzy</text:p>
          </table:table-cell>
          <table:table-cell table:style-name="Tabela7.B2" office:value-type="string">
            <text:p text:style-name="P49">Stały nadawca</text:p>
          </table:table-cell>
        </table:table-row>
        <text:soft-page-break/>
        <table:table-row table:style-name="TableLine2180971101600">
          <table:table-cell table:style-name="Tabela7.A2" office:value-type="string">
            <text:p text:style-name="P19">Krótki opis</text:p>
          </table:table-cell>
          <table:table-cell table:style-name="Tabela7.B2" office:value-type="string">
            <text:p text:style-name="P49">Stały nadawca <text:span text:style-name="T5">odrzuca żądanie zwrotu</text:span></text:p>
          </table:table-cell>
        </table:table-row>
        <table:table-row table:style-name="TableLine2180971101888">
          <table:table-cell table:style-name="Tabela7.A2" office:value-type="string">
            <text:p text:style-name="P19">Warunki wstępne</text:p>
          </table:table-cell>
          <table:table-cell table:style-name="Tabela7.B2" office:value-type="string">
            <text:p text:style-name="P49">Lista żądań zwrotu stałego nadawcy nie jest pusta</text:p>
          </table:table-cell>
        </table:table-row>
        <table:table-row table:style-name="TableLine2180971096128">
          <table:table-cell table:style-name="Tabela7.A2" office:value-type="string">
            <text:p text:style-name="P19">Warunki końcowe</text:p>
          </table:table-cell>
          <table:table-cell table:style-name="Tabela7.B2" office:value-type="string">
            <text:p text:style-name="P49"><text:span text:style-name="T5">Ż</text:span>ądanie zwrotu zostaje usunięte z listy żądań zwrotu</text:p>
          </table:table-cell>
        </table:table-row>
        <table:table-row table:style-name="TableLine2180971094400">
          <table:table-cell table:style-name="Tabela7.A2" office:value-type="string">
            <text:p text:style-name="P19">Główny przepływ zdarzeń</text:p>
          </table:table-cell>
          <table:table-cell table:style-name="Tabela7.B2" office:value-type="string">
            <text:p text:style-name="P41">1. <text:span text:style-name="T4">Stały nadawca loguje się na </text:span><text:span text:style-name="T5">swoje konto</text:span></text:p>
            <text:p text:style-name="P50">2. Stały nadawca wybiera z listy zwrotów konkretną pozycję</text:p>
            <text:p text:style-name="P50">3. Stały nadawca wybiera opcję odmowy zwrotu</text:p>
            <text:p text:style-name="P50">4. Żądanie zwrotu zostaje usunięte z listy</text:p>
          </table:table-cell>
        </table:table-row>
        <table:table-row table:style-name="TableLine2180971103904">
          <table:table-cell table:style-name="Tabela7.A2" office:value-type="string">
            <text:p text:style-name="P19">Alternatywne przepływy <text:span text:style-name="T1">zdarzeń</text:span></text:p>
          </table:table-cell>
          <table:table-cell table:style-name="Tabela7.B2" office:value-type="string">
            <text:p text:style-name="P47">-</text:p>
          </table:table-cell>
        </table:table-row>
        <table:table-row table:style-name="TableLine2180971094688">
          <table:table-cell table:style-name="Tabela7.A2" office:value-type="string">
            <text:p text:style-name="P19">Specjalne wymagania</text:p>
          </table:table-cell>
          <table:table-cell table:style-name="Tabela7.B2" office:value-type="string">
            <text:p text:style-name="P50">-</text:p>
          </table:table-cell>
        </table:table-row>
        <table:table-row table:style-name="Tabela7.10">
          <table:table-cell table:style-name="Tabela7.A2" office:value-type="string">
            <text:p text:style-name="P19">Notatki</text:p>
          </table:table-cell>
          <table:table-cell table:style-name="Tabela7.B2" office:value-type="string">
            <text:p text:style-name="P50">Zwracający otrzymuje e-mail z informacją o odmowie zwrotu</text:p>
          </table:table-cell>
        </table:table-row>
      </table:table>
      <text:p text:style-name="P6"/>
      <text:p text:style-name="P6"/>
      <table:table table:name="Tabela8" table:style-name="Tabela8">
        <table:table-column table:style-name="Tabela8.A"/>
        <table:table-column table:style-name="Tabela8.B"/>
        <table:table-row table:style-name="TableLine2180971104480">
          <table:table-cell table:style-name="Tabela8.A1" office:value-type="string">
            <text:p text:style-name="P19">Nazwa</text:p>
          </table:table-cell>
          <table:table-cell table:style-name="Tabela8.B1" office:value-type="string">
            <text:p text:style-name="P50">Pobierz listę zwrotów</text:p>
          </table:table-cell>
        </table:table-row>
        <table:table-row table:style-name="TableLine2180971106208">
          <table:table-cell table:style-name="Tabela8.A2" office:value-type="string">
            <text:p text:style-name="P19">Numer</text:p>
          </table:table-cell>
          <table:table-cell table:style-name="Tabela8.B2" office:value-type="string">
            <text:p text:style-name="P50">10</text:p>
          </table:table-cell>
        </table:table-row>
        <table:table-row table:style-name="TableLine2180971237456">
          <table:table-cell table:style-name="Tabela8.A2" office:value-type="string">
            <text:p text:style-name="P19">Aktorzy</text:p>
          </table:table-cell>
          <table:table-cell table:style-name="Tabela8.B2" office:value-type="string">
            <text:p text:style-name="P49">Stały nadawca</text:p>
          </table:table-cell>
        </table:table-row>
        <table:table-row table:style-name="TableLine2180971231408">
          <table:table-cell table:style-name="Tabela8.A2" office:value-type="string">
            <text:p text:style-name="P19">Krótki opis</text:p>
          </table:table-cell>
          <table:table-cell table:style-name="Tabela8.B2" office:value-type="string">
            <text:p text:style-name="P49">Stały nadawca <text:span text:style-name="T5">otrzymuje listę zwrotów</text:span></text:p>
          </table:table-cell>
        </table:table-row>
        <table:table-row table:style-name="TableLine2180971235440">
          <table:table-cell table:style-name="Tabela8.A2" office:value-type="string">
            <text:p text:style-name="P19">Warunki wstępne</text:p>
          </table:table-cell>
          <table:table-cell table:style-name="Tabela8.B2" office:value-type="string">
            <text:p text:style-name="P49"/>
          </table:table-cell>
        </table:table-row>
        <table:table-row table:style-name="TableLine2180971243216">
          <table:table-cell table:style-name="Tabela8.A2" office:value-type="string">
            <text:p text:style-name="P19">Warunki końcowe</text:p>
          </table:table-cell>
          <table:table-cell table:style-name="Tabela8.B2" office:value-type="string">
            <text:p text:style-name="P55">Stały nadawca ma podgląd oczekujących zwrotów</text:p>
          </table:table-cell>
        </table:table-row>
        <table:table-row table:style-name="TableLine2180971230544">
          <table:table-cell table:style-name="Tabela8.A2" office:value-type="string">
            <text:p text:style-name="P19">Główny przepływ zdarzeń</text:p>
          </table:table-cell>
          <table:table-cell table:style-name="Tabela8.B2" office:value-type="string">
            <text:p text:style-name="P41">1. <text:span text:style-name="T4">Stały nadawca loguje się na </text:span><text:span text:style-name="T5">swoje konto</text:span></text:p>
            <text:p text:style-name="P50">2. Stały nadawca <text:span text:style-name="T6">wybiera opcję wyświetlenia listy zwrotów</text:span></text:p>
            <text:p text:style-name="P55">3. System wyświetla listę wszystkich oczekujących zwrotów dla konta stałego nadawcy</text:p>
          </table:table-cell>
        </table:table-row>
        <table:table-row table:style-name="TableLine2180971232560">
          <table:table-cell table:style-name="Tabela8.A2" office:value-type="string">
            <text:p text:style-name="P19">Alternatywne przepływy <text:span text:style-name="T1">zdarzeń</text:span></text:p>
          </table:table-cell>
          <table:table-cell table:style-name="Tabela8.B2" office:value-type="string">
            <text:p text:style-name="P55">3b. Lista zwrotów jest pusta</text:p>
            <text:list xml:id="list1712084654" text:style-name="L14">
              <text:list-item>
                <text:p text:style-name="P78">System wyświetla informację o braku oczekujących zwrotów</text:p>
              </text:list-item>
            </text:list>
          </table:table-cell>
        </table:table-row>
        <table:table-row table:style-name="TableLine2180971236304">
          <table:table-cell table:style-name="Tabela8.A2" office:value-type="string">
            <text:p text:style-name="P19">Specjalne wymagania</text:p>
          </table:table-cell>
          <table:table-cell table:style-name="Tabela8.B2" office:value-type="string">
            <text:p text:style-name="P50">-</text:p>
          </table:table-cell>
        </table:table-row>
        <table:table-row table:style-name="Tabela8.10">
          <table:table-cell table:style-name="Tabela8.A2" office:value-type="string">
            <text:p text:style-name="P19">Notatki</text:p>
          </table:table-cell>
          <table:table-cell table:style-name="Tabela8.B2" office:value-type="string">
            <text:p text:style-name="P50">-</text:p>
          </table:table-cell>
        </table:table-row>
      </table:table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row table:style-name="TableLine2180971241776">
          <table:table-cell table:style-name="Tabela9.A1" office:value-type="string">
            <text:p text:style-name="P20">Nazwa</text:p>
          </table:table-cell>
          <table:table-cell table:style-name="Tabela9.B1" office:value-type="string">
            <text:p text:style-name="P55">Stworzenie konta</text:p>
          </table:table-cell>
        </table:table-row>
        <table:table-row table:style-name="TableLine2180971242064">
          <table:table-cell table:style-name="Tabela9.A2" office:value-type="string">
            <text:p text:style-name="P20">Numer</text:p>
          </table:table-cell>
          <table:table-cell table:style-name="Tabela9.B2" office:value-type="string">
            <text:p text:style-name="P51">1<text:span text:style-name="T6">1</text:span></text:p>
          </table:table-cell>
        </table:table-row>
        <table:table-row table:style-name="TableLine2180971235152">
          <table:table-cell table:style-name="Tabela9.A2" office:value-type="string">
            <text:p text:style-name="P20">Aktorzy</text:p>
          </table:table-cell>
          <table:table-cell table:style-name="Tabela9.B2" office:value-type="string">
            <text:p text:style-name="P55">Administrator, <text:span text:style-name="T8">nowy użytkownik</text:span></text:p>
          </table:table-cell>
        </table:table-row>
        <table:table-row table:style-name="TableLine2180971236592">
          <table:table-cell table:style-name="Tabela9.A2" office:value-type="string">
            <text:p text:style-name="P20">Krótki opis</text:p>
          </table:table-cell>
          <table:table-cell table:style-name="Tabela9.B2" office:value-type="string">
            <text:p text:style-name="P55">Administrator tworzy konto dla zatrudnionego kuriera</text:p>
          </table:table-cell>
        </table:table-row>
        <text:soft-page-break/>
        <table:table-row table:style-name="TableLine2180971242928">
          <table:table-cell table:style-name="Tabela9.A2" office:value-type="string">
            <text:p text:style-name="P20">Warunki wstępne</text:p>
          </table:table-cell>
          <table:table-cell table:style-name="Tabela9.B2" office:value-type="string">
            <text:p text:style-name="P55"><text:span text:style-name="T8">Użytkownik</text:span> nie posiada konta w systemie</text:p>
          </table:table-cell>
        </table:table-row>
        <table:table-row table:style-name="TableLine2180971240336">
          <table:table-cell table:style-name="Tabela9.A2" office:value-type="string">
            <text:p text:style-name="P20">Warunki końcowe</text:p>
          </table:table-cell>
          <table:table-cell table:style-name="Tabela9.B2" office:value-type="string">
            <text:p text:style-name="P55"><text:span text:style-name="T8">Użytkownik</text:span> otrzymuje dostęp do własnego konta</text:p>
          </table:table-cell>
        </table:table-row>
        <table:table-row table:style-name="TableLine2180971236880">
          <table:table-cell table:style-name="Tabela9.A2" office:value-type="string">
            <text:p text:style-name="P20">Główny przepływ zdarzeń</text:p>
          </table:table-cell>
          <table:table-cell table:style-name="Tabela9.B2" office:value-type="string">
            <text:p text:style-name="P42">1. <text:span text:style-name="T7">Administrator loguje się do systemu</text:span></text:p>
            <text:p text:style-name="P57">2. Administrator wprowadza dane <text:span text:style-name="T8">użytkownika</text:span></text:p>
            <text:p text:style-name="P57">3. Administrator nadaje <text:span text:style-name="T8">kontu odpowiednie uprawnienia</text:span></text:p>
            <text:p text:style-name="P57">4. Następuje wygenerowanie tymczasowego hasła dla konta</text:p>
            <text:p text:style-name="P57">5. Administrator przekazuje dane logowania <text:span text:style-name="T8">użytkownikowi</text:span> oraz prośbę o zmianę hasła</text:p>
          </table:table-cell>
        </table:table-row>
        <table:table-row table:style-name="TableLine2180971242640">
          <table:table-cell table:style-name="Tabela9.A2" office:value-type="string">
            <text:p text:style-name="P20">Alternatywne przepływy <text:span text:style-name="T1">zdarzeń</text:span></text:p>
          </table:table-cell>
          <table:table-cell table:style-name="Tabela9.B2" office:value-type="string">
            <text:p text:style-name="P58">3a. Użytkownik jest kurierem</text:p>
            <text:list xml:id="list2169512777" text:style-name="L15">
              <text:list-item>
                <text:p text:style-name="P79">Użytkownik otrzymuje uprawnienia kuriera</text:p>
              </text:list-item>
            </text:list>
            <text:p text:style-name="P58">3b. Użytkownik jest nowym administratorem</text:p>
            <text:list xml:id="list659785985" text:style-name="L16">
              <text:list-item>
                <text:p text:style-name="P80">Użytkownik otrzymuje uprawnienia administratora</text:p>
              </text:list-item>
            </text:list>
            <text:p text:style-name="P58">3c. Użytkownik jest stałym nadawcą</text:p>
            <text:list xml:id="list2637818727" text:style-name="L17">
              <text:list-item>
                <text:p text:style-name="P81">Użytkownik otrzymuje uprawnienia stałego nadawcy</text:p>
              </text:list-item>
            </text:list>
          </table:table-cell>
        </table:table-row>
        <table:table-row table:style-name="TableLine2180971228528">
          <table:table-cell table:style-name="Tabela9.A2" office:value-type="string">
            <text:p text:style-name="P20">Specjalne wymagania</text:p>
          </table:table-cell>
          <table:table-cell table:style-name="Tabela9.B2" office:value-type="string">
            <text:p text:style-name="P51">-</text:p>
          </table:table-cell>
        </table:table-row>
        <table:table-row table:style-name="Tabela9.10">
          <table:table-cell table:style-name="Tabela9.A2" office:value-type="string">
            <text:p text:style-name="P20">Notatki</text:p>
          </table:table-cell>
          <table:table-cell table:style-name="Tabela9.B2" office:value-type="string">
            <text:p text:style-name="P97">-</text:p>
          </table:table-cell>
        </table:table-row>
      </table:table>
      <text:p text:style-name="P7"/>
      <text:p text:style-name="P8"/>
      <table:table table:name="Tabela10" table:style-name="Tabela10">
        <table:table-column table:style-name="Tabela10.A"/>
        <table:table-column table:style-name="Tabela10.B"/>
        <table:table-row table:style-name="TableLine2180971227952">
          <table:table-cell table:style-name="Tabela10.A1" office:value-type="string">
            <text:p text:style-name="P21">Nazwa</text:p>
          </table:table-cell>
          <table:table-cell table:style-name="Tabela10.B1" office:value-type="string">
            <text:p text:style-name="P58">Usunięcie konta</text:p>
          </table:table-cell>
        </table:table-row>
        <table:table-row table:style-name="TableLine2180971228816">
          <table:table-cell table:style-name="Tabela10.A2" office:value-type="string">
            <text:p text:style-name="P21">Numer</text:p>
          </table:table-cell>
          <table:table-cell table:style-name="Tabela10.B2" office:value-type="string">
            <text:p text:style-name="P52">1<text:span text:style-name="T8">2</text:span></text:p>
          </table:table-cell>
        </table:table-row>
        <table:table-row table:style-name="TableLine2180971238320">
          <table:table-cell table:style-name="Tabela10.A2" office:value-type="string">
            <text:p text:style-name="P21">Aktorzy</text:p>
          </table:table-cell>
          <table:table-cell table:style-name="Tabela10.B2" office:value-type="string">
            <text:p text:style-name="P58">Administrator, użytkownik</text:p>
          </table:table-cell>
        </table:table-row>
        <table:table-row table:style-name="TableLine2180971243504">
          <table:table-cell table:style-name="Tabela10.A2" office:value-type="string">
            <text:p text:style-name="P21">Krótki opis</text:p>
          </table:table-cell>
          <table:table-cell table:style-name="Tabela10.B2" office:value-type="string">
            <text:p text:style-name="P58">Konto użytkownika zostaje usunięte</text:p>
          </table:table-cell>
        </table:table-row>
        <table:table-row table:style-name="TableLine2180971238608">
          <table:table-cell table:style-name="Tabela10.A2" office:value-type="string">
            <text:p text:style-name="P21">Warunki wstępne</text:p>
          </table:table-cell>
          <table:table-cell table:style-name="Tabela10.B2" office:value-type="string">
            <text:p text:style-name="P58">Konto istnieje</text:p>
          </table:table-cell>
        </table:table-row>
        <table:table-row table:style-name="TableLine2180971240048">
          <table:table-cell table:style-name="Tabela10.A2" office:value-type="string">
            <text:p text:style-name="P21">Warunki końcowe</text:p>
          </table:table-cell>
          <table:table-cell table:style-name="Tabela10.B2" office:value-type="string">
            <text:p text:style-name="P58">Konto zostało pomyślnie usunięte</text:p>
          </table:table-cell>
        </table:table-row>
        <table:table-row table:style-name="TableLine2180971229680">
          <table:table-cell table:style-name="Tabela10.A2" office:value-type="string">
            <text:p text:style-name="P21">Główny przepływ zdarzeń</text:p>
          </table:table-cell>
          <table:table-cell table:style-name="Tabela10.B2" office:value-type="string">
            <text:p text:style-name="P43">1. <text:span text:style-name="T8">Administrator loguje się </text:span><text:span text:style-name="T9">na swoje konto</text:span></text:p>
            <text:p text:style-name="P59">2. Administrator wybiera opcję usunięcia konta dla danego użytkownika</text:p>
            <text:p text:style-name="P59">3. Konto zostaje usunięte</text:p>
            <text:p text:style-name="P59">4. Użytkownik otrzymuje maila z informacją o usunięciu konta</text:p>
          </table:table-cell>
        </table:table-row>
        <table:table-row table:style-name="TableLine2180971227664">
          <table:table-cell table:style-name="Tabela10.A2" office:value-type="string">
            <text:p text:style-name="P21">Alternatywne przepływy <text:span text:style-name="T1">zdarzeń</text:span></text:p>
          </table:table-cell>
          <table:table-cell table:style-name="Tabela10.B2" office:value-type="string">
            <text:p text:style-name="P56">-</text:p>
          </table:table-cell>
        </table:table-row>
        <table:table-row table:style-name="TableLine2180971242352">
          <table:table-cell table:style-name="Tabela10.A2" office:value-type="string">
            <text:p text:style-name="P21">Specjalne wymagania</text:p>
          </table:table-cell>
          <table:table-cell table:style-name="Tabela10.B2" office:value-type="string">
            <text:p text:style-name="P52">-</text:p>
          </table:table-cell>
        </table:table-row>
        <table:table-row table:style-name="Tabela10.10">
          <table:table-cell table:style-name="Tabela10.A2" office:value-type="string">
            <text:p text:style-name="P21">Notatki</text:p>
          </table:table-cell>
          <table:table-cell table:style-name="Tabela10.B2" office:value-type="string">
            <text:p text:style-name="P52">-</text:p>
          </table:table-cell>
        </table:table-row>
      </table:table>
      <text:p text:style-name="P8"/>
      <text:p text:style-name="P8"/>
      <table:table table:name="Tabela13" table:style-name="Tabela13">
        <table:table-column table:style-name="Tabela13.A"/>
        <table:table-column table:style-name="Tabela13.B"/>
        <table:table-row table:style-name="TableLine2181252556576">
          <table:table-cell table:style-name="Tabela13.A1" office:value-type="string">
            <text:p text:style-name="P86">Nazwa</text:p>
          </table:table-cell>
          <table:table-cell table:style-name="Tabela13.B1" office:value-type="string">
            <text:p text:style-name="P90">Zmiana hasła</text:p>
          </table:table-cell>
        </table:table-row>
        <text:soft-page-break/>
        <table:table-row table:style-name="TableLine2181252562624">
          <table:table-cell table:style-name="Tabela13.A2" office:value-type="string">
            <text:p text:style-name="P86">Numer</text:p>
          </table:table-cell>
          <table:table-cell table:style-name="Tabela13.B2" office:value-type="string">
            <text:p text:style-name="P87">1<text:span text:style-name="T12">3</text:span></text:p>
          </table:table-cell>
        </table:table-row>
        <table:table-row table:style-name="TableLine2181252568096">
          <table:table-cell table:style-name="Tabela13.A2" office:value-type="string">
            <text:p text:style-name="P86">Aktorzy</text:p>
          </table:table-cell>
          <table:table-cell table:style-name="Tabela13.B2" office:value-type="string">
            <text:p text:style-name="P91">Użytkownik</text:p>
          </table:table-cell>
        </table:table-row>
        <table:table-row table:style-name="TableLine2181252571552">
          <table:table-cell table:style-name="Tabela13.A2" office:value-type="string">
            <text:p text:style-name="P86">Krótki opis</text:p>
          </table:table-cell>
          <table:table-cell table:style-name="Tabela13.B2" office:value-type="string">
            <text:p text:style-name="P90">Hasło konta konkretnego użytkownika zostaje zmienione</text:p>
          </table:table-cell>
        </table:table-row>
        <table:table-row table:style-name="TableLine2181252569536">
          <table:table-cell table:style-name="Tabela13.A2" office:value-type="string">
            <text:p text:style-name="P86">Warunki wstępne</text:p>
          </table:table-cell>
          <table:table-cell table:style-name="Tabela13.B2" office:value-type="string">
            <text:p text:style-name="P82">Konto istnieje</text:p>
          </table:table-cell>
        </table:table-row>
        <table:table-row table:style-name="TableLine2181252560320">
          <table:table-cell table:style-name="Tabela13.A2" office:value-type="string">
            <text:p text:style-name="P86">Warunki końcowe</text:p>
          </table:table-cell>
          <table:table-cell table:style-name="Tabela13.B2" office:value-type="string">
            <text:p text:style-name="P93">Użytkownik posiada nowe hasło</text:p>
          </table:table-cell>
        </table:table-row>
        <table:table-row table:style-name="TableLine2181252564640">
          <table:table-cell table:style-name="Tabela13.A2" office:value-type="string">
            <text:p text:style-name="P86">Główny przepływ zdarzeń</text:p>
          </table:table-cell>
          <table:table-cell table:style-name="Tabela13.B2" office:value-type="string">
            <text:p text:style-name="P88">1. <text:span text:style-name="T13">Przed zalogowaniem się na konto, użytkownik wybiera opcję zmiany hasła</text:span></text:p>
            <text:p text:style-name="P89">2. <text:span text:style-name="T14">Na adres e-mail użytkownika zostaje wysłany link do zmiany hasła</text:span></text:p>
            <text:p text:style-name="P89">3. <text:span text:style-name="T14">Użytkownik wprowadza nowe hasło</text:span></text:p>
            <text:p text:style-name="P89">4. <text:span text:style-name="T14">Hasło zostaje zmienione</text:span></text:p>
          </table:table-cell>
        </table:table-row>
        <table:table-row table:style-name="TableLine2181252558016">
          <table:table-cell table:style-name="Tabela13.A2" office:value-type="string">
            <text:p text:style-name="P86">Alternatywne przepływy <text:span text:style-name="T1">zdarzeń</text:span></text:p>
          </table:table-cell>
          <table:table-cell table:style-name="Tabela13.B2" office:value-type="string">
            <text:p text:style-name="P93">1b. Administrator otrzymuję prośbę zmiany hasła</text:p>
            <text:list xml:id="list1130069249" text:style-name="L22">
              <text:list-item>
                <text:p text:style-name="P94">E-mail z linkiem do zmiany hasła zostaje wysłany przez administratora</text:p>
              </text:list-item>
            </text:list>
            <text:p text:style-name="P91"><text:span text:style-name="T14">2</text:span>b. Administrator <text:span text:style-name="T14">próbuje zmienić hasło</text:span></text:p>
            <text:list xml:id="list2193900164" text:style-name="L21">
              <text:list-item>
                <text:p text:style-name="P92">Zostaje wyświetlony komunikat o konieczności skontaktowania się z innym administratorem</text:p>
              </text:list-item>
              <text:list-item>
                <text:p text:style-name="P92">Procedura zostaje przerwana</text:p>
              </text:list-item>
            </text:list>
          </table:table-cell>
        </table:table-row>
        <table:table-row table:style-name="TableLine2181252562336">
          <table:table-cell table:style-name="Tabela13.A2" office:value-type="string">
            <text:p text:style-name="P86">Specjalne wymagania</text:p>
          </table:table-cell>
          <table:table-cell table:style-name="Tabela13.B2" office:value-type="string">
            <text:p text:style-name="P87">-</text:p>
          </table:table-cell>
        </table:table-row>
        <table:table-row table:style-name="Tabela13.10">
          <table:table-cell table:style-name="Tabela13.A2" office:value-type="string">
            <text:p text:style-name="P86">Notatki</text:p>
          </table:table-cell>
          <table:table-cell table:style-name="Tabela13.B2" office:value-type="string">
            <text:p text:style-name="P87">-</text:p>
          </table:table-cell>
        </table:table-row>
      </table:table>
      <text:p text:style-name="P63"/>
      <text:p text:style-name="P63"/>
      <text:p text:style-name="P63"/>
      <table:table table:name="Tabela14" table:style-name="Tabela14">
        <table:table-column table:style-name="Tabela14.A"/>
        <table:table-column table:style-name="Tabela14.B"/>
        <table:table-row table:style-name="TableLine2181252589696">
          <table:table-cell table:style-name="Tabela14.A1" office:value-type="string">
            <text:p text:style-name="P86">Nazwa</text:p>
          </table:table-cell>
          <table:table-cell table:style-name="Tabela14.B1" office:value-type="string">
            <text:p text:style-name="P90">Aktualizacja konta</text:p>
          </table:table-cell>
        </table:table-row>
        <table:table-row table:style-name="TableLine2181252582208">
          <table:table-cell table:style-name="Tabela14.A2" office:value-type="string">
            <text:p text:style-name="P86">Numer</text:p>
          </table:table-cell>
          <table:table-cell table:style-name="Tabela14.B2" office:value-type="string">
            <text:p text:style-name="P87">1<text:span text:style-name="T12">4</text:span></text:p>
          </table:table-cell>
        </table:table-row>
        <table:table-row table:style-name="TableLine2181252582784">
          <table:table-cell table:style-name="Tabela14.A2" office:value-type="string">
            <text:p text:style-name="P86">Aktorzy</text:p>
          </table:table-cell>
          <table:table-cell table:style-name="Tabela14.B2" office:value-type="string">
            <text:p text:style-name="P82"><text:span text:style-name="T15">U</text:span>żytkownik</text:p>
          </table:table-cell>
        </table:table-row>
        <table:table-row table:style-name="TableLine2181252575008">
          <table:table-cell table:style-name="Tabela14.A2" office:value-type="string">
            <text:p text:style-name="P86">Krótki opis</text:p>
          </table:table-cell>
          <table:table-cell table:style-name="Tabela14.B2" office:value-type="string">
            <text:p text:style-name="P95">Dane konta użytkownika zostają uaktualnione</text:p>
          </table:table-cell>
        </table:table-row>
        <table:table-row table:style-name="TableLine2181252573568">
          <table:table-cell table:style-name="Tabela14.A2" office:value-type="string">
            <text:p text:style-name="P86">Warunki wstępne</text:p>
          </table:table-cell>
          <table:table-cell table:style-name="Tabela14.B2" office:value-type="string">
            <text:p text:style-name="P82">Konto istnieje</text:p>
          </table:table-cell>
        </table:table-row>
        <table:table-row table:style-name="TableLine2181252573856">
          <table:table-cell table:style-name="Tabela14.A2" office:value-type="string">
            <text:p text:style-name="P86">Warunki końcowe</text:p>
          </table:table-cell>
          <table:table-cell table:style-name="Tabela14.B2" office:value-type="string">
            <text:p text:style-name="P95">Dane zostają pomyślnie uaktualnione</text:p>
          </table:table-cell>
        </table:table-row>
        <table:table-row table:style-name="TableLine2181252580192">
          <table:table-cell table:style-name="Tabela14.A2" office:value-type="string">
            <text:p text:style-name="P86">Główny przepływ zdarzeń</text:p>
          </table:table-cell>
          <table:table-cell table:style-name="Tabela14.B2" office:value-type="string">
            <text:p text:style-name="P88">1. <text:span text:style-name="T15">Użytkownik</text:span><text:span text:style-name="T8"> loguje się </text:span><text:span text:style-name="T9">na swoje konto</text:span></text:p>
            <text:p text:style-name="P89">2. <text:span text:style-name="T15">Użytkownik</text:span> wybiera opcję <text:span text:style-name="T15">aktualizacji danych konta</text:span></text:p>
            <text:p text:style-name="P89">3. <text:span text:style-name="T15">Użytkownik wprowadza nowe dane</text:span></text:p>
            <text:p text:style-name="P89">4. <text:span text:style-name="T15">Użytkownik potwierdza zmianę danych</text:span></text:p>
            <text:p text:style-name="P95">5. Nowe dane zostają zapisane</text:p>
          </table:table-cell>
        </table:table-row>
        <table:table-row table:style-name="TableLine2181252575296">
          <table:table-cell table:style-name="Tabela14.A2" office:value-type="string">
            <text:p text:style-name="P86">Alternatywne przepływy <text:span text:style-name="T1">zdarzeń</text:span></text:p>
          </table:table-cell>
          <table:table-cell table:style-name="Tabela14.B2" office:value-type="string">
            <text:p text:style-name="P95">4b. Wprowadzone dane są niepoprawne</text:p>
            <text:list xml:id="list615861386" text:style-name="L23">
              <text:list-item>
                <text:p text:style-name="P96">System wyświetli błąd</text:p>
              </text:list-item>
              <text:list-item>
                <text:p text:style-name="P96">Użytkownik zostaje przywrócony do ekranu wpisywania danych</text:p>
              </text:list-item>
            </text:list>
          </table:table-cell>
        </table:table-row>
        <table:table-row table:style-name="TableLine2181252583936">
          <table:table-cell table:style-name="Tabela14.A2" office:value-type="string">
            <text:p text:style-name="P86">Specjalne wymagania</text:p>
          </table:table-cell>
          <table:table-cell table:style-name="Tabela14.B2" office:value-type="string">
            <text:p text:style-name="P87">-</text:p>
          </table:table-cell>
        </table:table-row>
        <table:table-row table:style-name="Tabela14.10">
          <table:table-cell table:style-name="Tabela14.A2" office:value-type="string">
            <text:p text:style-name="P86">Notatki</text:p>
          </table:table-cell>
          <table:table-cell table:style-name="Tabela14.B2" office:value-type="string">
            <text:p text:style-name="P87">-</text:p>
          </table:table-cell>
        </table:table-row>
      </table:table>
      <text:p text:style-name="P63"><text:soft-page-break/></text:p>
      <text:p text:style-name="P63"/>
      <table:table table:name="Tabela11" table:style-name="Tabela11">
        <table:table-column table:style-name="Tabela11.A"/>
        <table:table-column table:style-name="Tabela11.B"/>
        <table:table-row table:style-name="TableLine2180971238896">
          <table:table-cell table:style-name="Tabela11.A1" office:value-type="string">
            <text:p text:style-name="P22">Nazwa</text:p>
          </table:table-cell>
          <table:table-cell table:style-name="Tabela11.B1" office:value-type="string">
            <text:p text:style-name="P59">Pobierz listę <text:span text:style-name="T11">przesyłek do transportu</text:span></text:p>
          </table:table-cell>
        </table:table-row>
        <table:table-row table:style-name="TableLine2180971239184">
          <table:table-cell table:style-name="Tabela11.A2" office:value-type="string">
            <text:p text:style-name="P22">Numer</text:p>
          </table:table-cell>
          <table:table-cell table:style-name="Tabela11.B2" office:value-type="string">
            <text:p text:style-name="P53">1<text:span text:style-name="T12">5</text:span></text:p>
          </table:table-cell>
        </table:table-row>
        <table:table-row table:style-name="TableLine2180971230256">
          <table:table-cell table:style-name="Tabela11.A2" office:value-type="string">
            <text:p text:style-name="P22">Aktorzy</text:p>
          </table:table-cell>
          <table:table-cell table:style-name="Tabela11.B2" office:value-type="string">
            <text:p text:style-name="P59">Kurier</text:p>
          </table:table-cell>
        </table:table-row>
        <table:table-row table:style-name="TableLine2180971230832">
          <table:table-cell table:style-name="Tabela11.A2" office:value-type="string">
            <text:p text:style-name="P22">Krótki opis</text:p>
          </table:table-cell>
          <table:table-cell table:style-name="Tabela11.B2" office:value-type="string">
            <text:p text:style-name="P59">Kurier otrzymuje listę przesyłek do <text:span text:style-name="T11">transportu</text:span></text:p>
          </table:table-cell>
        </table:table-row>
        <table:table-row table:style-name="TableLine2180971232848">
          <table:table-cell table:style-name="Tabela11.A2" office:value-type="string">
            <text:p text:style-name="P22">Warunki wstępne</text:p>
          </table:table-cell>
          <table:table-cell table:style-name="Tabela11.B2" office:value-type="string">
            <text:p text:style-name="P59">Kurier posiada konto w systemie</text:p>
          </table:table-cell>
        </table:table-row>
        <table:table-row table:style-name="TableLine2180971233712">
          <table:table-cell table:style-name="Tabela11.A2" office:value-type="string">
            <text:p text:style-name="P22">Warunki końcowe</text:p>
          </table:table-cell>
          <table:table-cell table:style-name="Tabela11.B2" office:value-type="string">
            <text:p text:style-name="P59">Kurier posiada listę przesyłek do <text:span text:style-name="T11">transportu</text:span></text:p>
          </table:table-cell>
        </table:table-row>
        <table:table-row table:style-name="TableLine2180971241200">
          <table:table-cell table:style-name="Tabela11.A2" office:value-type="string">
            <text:p text:style-name="P22">Główny przepływ zdarzeń</text:p>
          </table:table-cell>
          <table:table-cell table:style-name="Tabela11.B2" office:value-type="string">
            <text:p text:style-name="P44">1. <text:span text:style-name="T9">Kurier </text:span><text:span text:style-name="T8">loguje się </text:span><text:span text:style-name="T9">na swoje konto</text:span></text:p>
            <text:p text:style-name="P59">2. System generuje listę przesyłek <text:span text:style-name="T11">do transportu</text:span> dla kuriera</text:p>
            <text:p text:style-name="P60">3. Lista przesyłek <text:span text:style-name="T11">do transportu</text:span> zostaje wyświetlona kurierowi</text:p>
          </table:table-cell>
        </table:table-row>
        <table:table-row table:style-name="TableLine2180971241488">
          <table:table-cell table:style-name="Tabela11.A2" office:value-type="string">
            <text:p text:style-name="P22">Alternatywne przepływy <text:span text:style-name="T1">zdarzeń</text:span></text:p>
          </table:table-cell>
          <table:table-cell table:style-name="Tabela11.B2" office:value-type="string">
            <text:p text:style-name="P85">-</text:p>
          </table:table-cell>
        </table:table-row>
        <table:table-row table:style-name="TableLine2180971231120">
          <table:table-cell table:style-name="Tabela11.A2" office:value-type="string">
            <text:p text:style-name="P22">Specjalne wymagania</text:p>
          </table:table-cell>
          <table:table-cell table:style-name="Tabela11.B2" office:value-type="string">
            <text:p text:style-name="P85">Listy przesyłek muszą być generowane <text:span text:style-name="T12">w sposób wyznaczania optymalnych tras dla kuriera</text:span> </text:p>
          </table:table-cell>
        </table:table-row>
        <table:table-row table:style-name="Tabela11.10">
          <table:table-cell table:style-name="Tabela11.A2" office:value-type="string">
            <text:p text:style-name="P22">Notatki</text:p>
          </table:table-cell>
          <table:table-cell table:style-name="Tabela11.B2" office:value-type="string">
            <text:p text:style-name="P60">-</text:p>
          </table:table-cell>
        </table:table-row>
      </table:table>
      <text:p text:style-name="P9"/>
      <text:p text:style-name="P10"/>
      <table:table table:name="Tabela12" table:style-name="Tabela12">
        <table:table-column table:style-name="Tabela12.A"/>
        <table:table-column table:style-name="Tabela12.B"/>
        <table:table-row table:style-name="TableLine2180971231984">
          <table:table-cell table:style-name="Tabela12.A1" office:value-type="string">
            <text:p text:style-name="P23">Nazwa</text:p>
          </table:table-cell>
          <table:table-cell table:style-name="Tabela12.B1" office:value-type="string">
            <text:p text:style-name="P60">Aktualizacja stanu przesyłki</text:p>
          </table:table-cell>
        </table:table-row>
        <table:table-row table:style-name="TableLine2180971341776">
          <table:table-cell table:style-name="Tabela12.A2" office:value-type="string">
            <text:p text:style-name="P23">Numer</text:p>
          </table:table-cell>
          <table:table-cell table:style-name="Tabela12.B2" office:value-type="string">
            <text:p text:style-name="P54">1<text:span text:style-name="T12">6</text:span></text:p>
          </table:table-cell>
        </table:table-row>
        <table:table-row table:style-name="TableLine2180971348688">
          <table:table-cell table:style-name="Tabela12.A2" office:value-type="string">
            <text:p text:style-name="P23">Aktorzy</text:p>
          </table:table-cell>
          <table:table-cell table:style-name="Tabela12.B2" office:value-type="string">
            <text:p text:style-name="P60"><text:span text:style-name="T10">Użytkownik </text:span>lub Sortownia</text:p>
          </table:table-cell>
        </table:table-row>
        <table:table-row table:style-name="TableLine2180971347248">
          <table:table-cell table:style-name="Tabela12.A2" office:value-type="string">
            <text:p text:style-name="P23">Krótki opis</text:p>
          </table:table-cell>
          <table:table-cell table:style-name="Tabela12.B2" office:value-type="string">
            <text:p text:style-name="P61">-</text:p>
          </table:table-cell>
        </table:table-row>
        <table:table-row table:style-name="TableLine2180971340912">
          <table:table-cell table:style-name="Tabela12.A2" office:value-type="string">
            <text:p text:style-name="P23">Warunki wstępne</text:p>
          </table:table-cell>
          <table:table-cell table:style-name="Tabela12.B2" office:value-type="string">
            <text:p text:style-name="P60">Przesyłka istnieje</text:p>
          </table:table-cell>
        </table:table-row>
        <table:table-row table:style-name="TableLine2180971348976">
          <table:table-cell table:style-name="Tabela12.A2" office:value-type="string">
            <text:p text:style-name="P23">Warunki końcowe</text:p>
          </table:table-cell>
          <table:table-cell table:style-name="Tabela12.B2" office:value-type="string">
            <text:p text:style-name="P60">Stan przesyłki w rejestrze został zmieniony</text:p>
          </table:table-cell>
        </table:table-row>
        <table:table-row table:style-name="TableLine2180971336592">
          <table:table-cell table:style-name="Tabela12.A2" office:value-type="string">
            <text:p text:style-name="P23">Główny przepływ zdarzeń</text:p>
          </table:table-cell>
          <table:table-cell table:style-name="Tabela12.B2" office:value-type="string">
            <text:list xml:id="list3576416079" text:style-name="L18">
              <text:list-item>
                <text:p text:style-name="P83">Wybranie numeru przesyłki</text:p>
              </text:list-item>
              <text:list-item>
                <text:p text:style-name="P83">Wprowadzenie nowego stanu</text:p>
              </text:list-item>
            </text:list>
            <text:p text:style-name="P61"/>
          </table:table-cell>
        </table:table-row>
        <table:table-row table:style-name="TableLine2180971335728">
          <table:table-cell table:style-name="Tabela12.A2" office:value-type="string">
            <text:p text:style-name="P23">Alternatywne przepływy <text:span text:style-name="T1">zdarzeń</text:span></text:p>
          </table:table-cell>
          <table:table-cell table:style-name="Tabela12.B2" office:value-type="string">
            <text:p text:style-name="P61">1b. Wybranie przesyłki poprzez zeskanowanie etykiety</text:p>
            <text:list xml:id="list1252767531" text:style-name="L19">
              <text:list-item>
                <text:p text:style-name="P84">Zostaje wybrana przesyłka o numerze powiązanym z daną etykietą</text:p>
              </text:list-item>
            </text:list>
            <text:p text:style-name="P61">2a. Nowy stan: Odebrana</text:p>
            <text:p text:style-name="P61">2b. Nowy stan: W trasie</text:p>
            <text:p text:style-name="P61">2c. Nowy stan: Dostarczona</text:p>
            <text:p text:style-name="P61"><text:s text:c="4"/>A. Przesyłka za pobraniem </text:p>
            <text:p text:style-name="P61"><text:s text:c="4"/>B. Przesyłka z potwierdzeniem odbioru</text:p>
            <text:p text:style-name="P61">2d. Nowy stan: W sortowni</text:p>
          </table:table-cell>
        </table:table-row>
        <table:table-row table:style-name="TableLine2180971344080">
          <table:table-cell table:style-name="Tabela12.A2" office:value-type="string">
            <text:p text:style-name="P23">Specjalne wymagania</text:p>
          </table:table-cell>
          <table:table-cell table:style-name="Tabela12.B2" office:value-type="string">
            <text:p text:style-name="P54">-</text:p>
          </table:table-cell>
        </table:table-row>
        <text:soft-page-break/>
        <table:table-row table:style-name="Tabela12.10">
          <table:table-cell table:style-name="Tabela12.A2" office:value-type="string">
            <text:p text:style-name="P23">Notatki</text:p>
          </table:table-cell>
          <table:table-cell table:style-name="Tabela12.B2" office:value-type="string">
            <text:p text:style-name="P54">-</text:p>
          </table:table-cell>
        </table:table-row>
      </table:table>
      <text:p text:style-name="P10"/>
      <text:p text:style-name="P3">//UWAGI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5T13:28:07.315000000</meta:creation-date>
    <dc:date>2026-03-31T19:57:12.901000000</dc:date>
    <meta:editing-duration>PT1H26M12S</meta:editing-duration>
    <meta:editing-cycles>23</meta:editing-cycles>
    <meta:generator>LibreOffice/7.3.4.2$Windows_X86_64 LibreOffice_project/728fec16bd5f605073805c3c9e7c4212a0120dc5</meta:generator>
    <meta:document-statistic meta:table-count="14" meta:image-count="0" meta:object-count="0" meta:page-count="9" meta:paragraph-count="367" meta:word-count="1332" meta:character-count="9232" meta:non-whitespace-character-count="8290"/>
  </office:meta>
</office:document-meta>
</file>